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ff0000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</style:style>
    <style:style style:name="P5" style:family="paragraph" style:parent-style-name="Standard" style:list-style-name="LS2">
      <style:paragraph-properties fo:margin-top="0cm" fo:margin-bottom="0cm" loext:contextual-spacing="false" fo:line-height="115%" fo:break-before="auto" fo:break-after="auto" style:writing-mode="lr-tb"/>
    </style:style>
    <style:style style:name="P6" style:family="paragraph" style:parent-style-name="Standard">
      <style:paragraph-properties fo:line-height="115%" style:writing-mode="lr-tb"/>
    </style:style>
    <style:style style:name="P7" style:family="paragraph" style:parent-style-name="Standard">
      <style:paragraph-properties fo:line-height="115%" fo:break-before="auto" fo:break-after="auto" style:writing-mode="lr-tb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line-height="115%" style:writing-mode="lr-tb"/>
    </style:style>
    <style:style style:name="T1" style:family="text">
      <style:text-properties fo:color="#ff0000"/>
    </style:style>
    <style:style style:name="T2" style:family="text">
      <style:text-properties fo:font-variant="normal" fo:text-transform="none" fo:color="#1155cc" style:text-line-through-style="none" style:text-line-through-type="none" style:font-name="Arial1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officeooo:rsid="000f3b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://www.fge.com.pl/2015/05/dinkys-destiny-8-minut-animacji.html" text:style-name="Internet_20_link" text:visited-style-name="Visited_20_Internet_20_Link">http</text:a><text:a xlink:type="simple" xlink:href="http://www.fge.com.pl/2015/05/dinkys-destiny-8-minut-animacji.html" text:style-name="Internet_20_link" text:visited-style-name="Visited_20_Internet_20_Link">://</text:a><text:a xlink:type="simple" xlink:href="http://www.fge.com.pl/2015/05/dinkys-destiny-8-minut-animacji.html" text:style-name="Internet_20_link" text:visited-style-name="Visited_20_Internet_20_Link">www</text:a><text:a xlink:type="simple" xlink:href="http://www.fge.com.pl/2015/05/dinkys-destiny-8-minut-animacji.html" text:style-name="Internet_20_link" text:visited-style-name="Visited_20_Internet_20_Link">.</text:a><text:a xlink:type="simple" xlink:href="http://www.fge.com.pl/2015/05/dinkys-destiny-8-minut-animacji.html" text:style-name="Internet_20_link" text:visited-style-name="Visited_20_Internet_20_Link">fge</text:a><text:a xlink:type="simple" xlink:href="http://www.fge.com.pl/2015/05/dinkys-destiny-8-minut-animacji.html" text:style-name="Internet_20_link" text:visited-style-name="Visited_20_Internet_20_Link">.</text:a><text:a xlink:type="simple" xlink:href="http://www.fge.com.pl/2015/05/dinkys-destiny-8-minut-animacji.html" text:style-name="Internet_20_link" text:visited-style-name="Visited_20_Internet_20_Link">com</text:a><text:a xlink:type="simple" xlink:href="http://www.fge.com.pl/2015/05/dinkys-destiny-8-minut-animacji.html" text:style-name="Internet_20_link" text:visited-style-name="Visited_20_Internet_20_Link">.</text:a><text:a xlink:type="simple" xlink:href="http://www.fge.com.pl/2015/05/dinkys-destiny-8-minut-animacji.html" text:style-name="Internet_20_link" text:visited-style-name="Visited_20_Internet_20_Link">pl</text:a><text:a xlink:type="simple" xlink:href="http://www.fge.com.pl/2015/05/dinkys-destiny-8-minut-animacji.html" text:style-name="Internet_20_link" text:visited-style-name="Visited_20_Internet_20_Link">/2015/05/</text:a><text:a xlink:type="simple" xlink:href="http://www.fge.com.pl/2015/05/dinkys-destiny-8-minut-animacji.html" text:style-name="Internet_20_link" text:visited-style-name="Visited_20_Internet_20_Link">dinkys</text:a><text:a xlink:type="simple" xlink:href="http://www.fge.com.pl/2015/05/dinkys-destiny-8-minut-animacji.html" text:style-name="Internet_20_link" text:visited-style-name="Visited_20_Internet_20_Link">-</text:a><text:a xlink:type="simple" xlink:href="http://www.fge.com.pl/2015/05/dinkys-destiny-8-minut-animacji.html" text:style-name="Internet_20_link" text:visited-style-name="Visited_20_Internet_20_Link">destiny</text:a><text:a xlink:type="simple" xlink:href="http://www.fge.com.pl/2015/05/dinkys-destiny-8-minut-animacji.html" text:style-name="Internet_20_link" text:visited-style-name="Visited_20_Internet_20_Link">-8-</text:a><text:a xlink:type="simple" xlink:href="http://www.fge.com.pl/2015/05/dinkys-destiny-8-minut-animacji.html" text:style-name="Internet_20_link" text:visited-style-name="Visited_20_Internet_20_Link">minut</text:a><text:a xlink:type="simple" xlink:href="http://www.fge.com.pl/2015/05/dinkys-destiny-8-minut-animacji.html" text:style-name="Internet_20_link" text:visited-style-name="Visited_20_Internet_20_Link">-</text:a><text:a xlink:type="simple" xlink:href="http://www.fge.com.pl/2015/05/dinkys-destiny-8-minut-animacji.html" text:style-name="Internet_20_link" text:visited-style-name="Visited_20_Internet_20_Link">animacji</text:a><text:a xlink:type="simple" xlink:href="http://www.fge.com.pl/2015/05/dinkys-destiny-8-minut-animacji.html" text:style-name="Internet_20_link" text:visited-style-name="Visited_20_Internet_20_Link">.</text:a><text:a xlink:type="simple" xlink:href="http://www.fge.com.pl/2015/05/dinkys-destiny-8-minut-animacji.html" text:style-name="Internet_20_link" text:visited-style-name="Visited_20_Internet_20_Link">html</text:a></text:p>
      <text:p text:style-name="P1">Animacja zapowiedziana... i anulowana</text:p>
      <text:p text:style-name="P1">Pierwsza wiadomość w sosie słodko-gorzkim. Bardzo ładna animacja autorki, która już miała pewne doświadczenie na tym polu. Mimo to projekt został anulowany z powodu fali krytyki, obejmującej głównie kwestię fabuły i spójności. A szkoda, bo zapowiadało się naprawdę ciekawie.</text:p>
      <text:p text:style-name="P1"/>
      <text:p text:style-name="P1"><text:a xlink:type="simple" xlink:href="http://www.equestriadaily.com/2015/05/mlp-in-av-clubs-top-8-kids-shows.html" text:style-name="Internet_20_link" text:visited-style-name="Visited_20_Internet_20_Link">http</text:a><text:a xlink:type="simple" xlink:href="http://www.equestriadaily.com/2015/05/mlp-in-av-clubs-top-8-kids-shows.html" text:style-name="Internet_20_link" text:visited-style-name="Visited_20_Internet_20_Link">://</text:a><text:a xlink:type="simple" xlink:href="http://www.equestriadaily.com/2015/05/mlp-in-av-clubs-top-8-kids-shows.html" text:style-name="Internet_20_link" text:visited-style-name="Visited_20_Internet_20_Link">www</text:a><text:a xlink:type="simple" xlink:href="http://www.equestriadaily.com/2015/05/mlp-in-av-clubs-top-8-kids-shows.html" text:style-name="Internet_20_link" text:visited-style-name="Visited_20_Internet_20_Link">.</text:a><text:a xlink:type="simple" xlink:href="http://www.equestriadaily.com/2015/05/mlp-in-av-clubs-top-8-kids-shows.html" text:style-name="Internet_20_link" text:visited-style-name="Visited_20_Internet_20_Link">equestriadaily</text:a><text:a xlink:type="simple" xlink:href="http://www.equestriadaily.com/2015/05/mlp-in-av-clubs-top-8-kids-shows.html" text:style-name="Internet_20_link" text:visited-style-name="Visited_20_Internet_20_Link">.</text:a><text:a xlink:type="simple" xlink:href="http://www.equestriadaily.com/2015/05/mlp-in-av-clubs-top-8-kids-shows.html" text:style-name="Internet_20_link" text:visited-style-name="Visited_20_Internet_20_Link">com</text:a><text:a xlink:type="simple" xlink:href="http://www.equestriadaily.com/2015/05/mlp-in-av-clubs-top-8-kids-shows.html" text:style-name="Internet_20_link" text:visited-style-name="Visited_20_Internet_20_Link">/2015/05/</text:a><text:a xlink:type="simple" xlink:href="http://www.equestriadaily.com/2015/05/mlp-in-av-clubs-top-8-kids-shows.html" text:style-name="Internet_20_link" text:visited-style-name="Visited_20_Internet_20_Link">mlp</text:a><text:a xlink:type="simple" xlink:href="http://www.equestriadaily.com/2015/05/mlp-in-av-clubs-top-8-kids-shows.html" text:style-name="Internet_20_link" text:visited-style-name="Visited_20_Internet_20_Link">-</text:a><text:a xlink:type="simple" xlink:href="http://www.equestriadaily.com/2015/05/mlp-in-av-clubs-top-8-kids-shows.html" text:style-name="Internet_20_link" text:visited-style-name="Visited_20_Internet_20_Link">in</text:a><text:a xlink:type="simple" xlink:href="http://www.equestriadaily.com/2015/05/mlp-in-av-clubs-top-8-kids-shows.html" text:style-name="Internet_20_link" text:visited-style-name="Visited_20_Internet_20_Link">-</text:a><text:a xlink:type="simple" xlink:href="http://www.equestriadaily.com/2015/05/mlp-in-av-clubs-top-8-kids-shows.html" text:style-name="Internet_20_link" text:visited-style-name="Visited_20_Internet_20_Link">av</text:a><text:a xlink:type="simple" xlink:href="http://www.equestriadaily.com/2015/05/mlp-in-av-clubs-top-8-kids-shows.html" text:style-name="Internet_20_link" text:visited-style-name="Visited_20_Internet_20_Link">-</text:a><text:a xlink:type="simple" xlink:href="http://www.equestriadaily.com/2015/05/mlp-in-av-clubs-top-8-kids-shows.html" text:style-name="Internet_20_link" text:visited-style-name="Visited_20_Internet_20_Link">clubs</text:a><text:a xlink:type="simple" xlink:href="http://www.equestriadaily.com/2015/05/mlp-in-av-clubs-top-8-kids-shows.html" text:style-name="Internet_20_link" text:visited-style-name="Visited_20_Internet_20_Link">-</text:a><text:a xlink:type="simple" xlink:href="http://www.equestriadaily.com/2015/05/mlp-in-av-clubs-top-8-kids-shows.html" text:style-name="Internet_20_link" text:visited-style-name="Visited_20_Internet_20_Link">top</text:a><text:a xlink:type="simple" xlink:href="http://www.equestriadaily.com/2015/05/mlp-in-av-clubs-top-8-kids-shows.html" text:style-name="Internet_20_link" text:visited-style-name="Visited_20_Internet_20_Link">-8-</text:a><text:a xlink:type="simple" xlink:href="http://www.equestriadaily.com/2015/05/mlp-in-av-clubs-top-8-kids-shows.html" text:style-name="Internet_20_link" text:visited-style-name="Visited_20_Internet_20_Link">kids</text:a><text:a xlink:type="simple" xlink:href="http://www.equestriadaily.com/2015/05/mlp-in-av-clubs-top-8-kids-shows.html" text:style-name="Internet_20_link" text:visited-style-name="Visited_20_Internet_20_Link">-</text:a><text:a xlink:type="simple" xlink:href="http://www.equestriadaily.com/2015/05/mlp-in-av-clubs-top-8-kids-shows.html" text:style-name="Internet_20_link" text:visited-style-name="Visited_20_Internet_20_Link">shows</text:a><text:a xlink:type="simple" xlink:href="http://www.equestriadaily.com/2015/05/mlp-in-av-clubs-top-8-kids-shows.html" text:style-name="Internet_20_link" text:visited-style-name="Visited_20_Internet_20_Link">.</text:a><text:a xlink:type="simple" xlink:href="http://www.equestriadaily.com/2015/05/mlp-in-av-clubs-top-8-kids-shows.html" text:style-name="Internet_20_link" text:visited-style-name="Visited_20_Internet_20_Link">html</text:a></text:p>
      <text:p text:style-name="P1">MLP i bronies w AVClub</text:p>
      <text:p text:style-name="P1">Pewne czasopismo napisało w swoim artykule o ośmiu bajkach dla dzieci, których dorośli nie znienawidzą, o naszych ulubionych, kolorowych kucykach. I choć brzmi to pozytywnie, to widać redaktorzy mają problem z rzetelnym sprawdzaniem tego, o czym piszą. „Don’t let the bronies keep you away [...]” – tak zaczyna się interesująca nas część artykułu (Niech nie odstraszą was bronies [...]). Brak profesjonalizmu?</text:p>
      <text:p text:style-name="P1"/>
      <text:p text:style-name="P1"><text:a xlink:type="simple" xlink:href="http://www.equestriadaily.com/2015/05/buck-con-announces-date-venue-and.html" text:style-name="Internet_20_link" text:visited-style-name="Visited_20_Internet_20_Link">http</text:a><text:a xlink:type="simple" xlink:href="http://www.equestriadaily.com/2015/05/buck-con-announces-date-venue-and.html" text:style-name="Internet_20_link" text:visited-style-name="Visited_20_Internet_20_Link">://</text:a><text:a xlink:type="simple" xlink:href="http://www.equestriadaily.com/2015/05/buck-con-announces-date-venue-and.html" text:style-name="Internet_20_link" text:visited-style-name="Visited_20_Internet_20_Link">www</text:a><text:a xlink:type="simple" xlink:href="http://www.equestriadaily.com/2015/05/buck-con-announces-date-venue-and.html" text:style-name="Internet_20_link" text:visited-style-name="Visited_20_Internet_20_Link">.</text:a><text:a xlink:type="simple" xlink:href="http://www.equestriadaily.com/2015/05/buck-con-announces-date-venue-and.html" text:style-name="Internet_20_link" text:visited-style-name="Visited_20_Internet_20_Link">equestriadaily</text:a><text:a xlink:type="simple" xlink:href="http://www.equestriadaily.com/2015/05/buck-con-announces-date-venue-and.html" text:style-name="Internet_20_link" text:visited-style-name="Visited_20_Internet_20_Link">.</text:a><text:a xlink:type="simple" xlink:href="http://www.equestriadaily.com/2015/05/buck-con-announces-date-venue-and.html" text:style-name="Internet_20_link" text:visited-style-name="Visited_20_Internet_20_Link">com</text:a><text:a xlink:type="simple" xlink:href="http://www.equestriadaily.com/2015/05/buck-con-announces-date-venue-and.html" text:style-name="Internet_20_link" text:visited-style-name="Visited_20_Internet_20_Link">/2015/05/</text:a><text:a xlink:type="simple" xlink:href="http://www.equestriadaily.com/2015/05/buck-con-announces-date-venue-and.html" text:style-name="Internet_20_link" text:visited-style-name="Visited_20_Internet_20_Link">buck</text:a><text:a xlink:type="simple" xlink:href="http://www.equestriadaily.com/2015/05/buck-con-announces-date-venue-and.html" text:style-name="Internet_20_link" text:visited-style-name="Visited_20_Internet_20_Link">-</text:a><text:a xlink:type="simple" xlink:href="http://www.equestriadaily.com/2015/05/buck-con-announces-date-venue-and.html" text:style-name="Internet_20_link" text:visited-style-name="Visited_20_Internet_20_Link">con</text:a><text:a xlink:type="simple" xlink:href="http://www.equestriadaily.com/2015/05/buck-con-announces-date-venue-and.html" text:style-name="Internet_20_link" text:visited-style-name="Visited_20_Internet_20_Link">-</text:a><text:a xlink:type="simple" xlink:href="http://www.equestriadaily.com/2015/05/buck-con-announces-date-venue-and.html" text:style-name="Internet_20_link" text:visited-style-name="Visited_20_Internet_20_Link">announces</text:a><text:a xlink:type="simple" xlink:href="http://www.equestriadaily.com/2015/05/buck-con-announces-date-venue-and.html" text:style-name="Internet_20_link" text:visited-style-name="Visited_20_Internet_20_Link">-</text:a><text:a xlink:type="simple" xlink:href="http://www.equestriadaily.com/2015/05/buck-con-announces-date-venue-and.html" text:style-name="Internet_20_link" text:visited-style-name="Visited_20_Internet_20_Link">date</text:a><text:a xlink:type="simple" xlink:href="http://www.equestriadaily.com/2015/05/buck-con-announces-date-venue-and.html" text:style-name="Internet_20_link" text:visited-style-name="Visited_20_Internet_20_Link">-</text:a><text:a xlink:type="simple" xlink:href="http://www.equestriadaily.com/2015/05/buck-con-announces-date-venue-and.html" text:style-name="Internet_20_link" text:visited-style-name="Visited_20_Internet_20_Link">venue</text:a><text:a xlink:type="simple" xlink:href="http://www.equestriadaily.com/2015/05/buck-con-announces-date-venue-and.html" text:style-name="Internet_20_link" text:visited-style-name="Visited_20_Internet_20_Link">-</text:a><text:a xlink:type="simple" xlink:href="http://www.equestriadaily.com/2015/05/buck-con-announces-date-venue-and.html" text:style-name="Internet_20_link" text:visited-style-name="Visited_20_Internet_20_Link">and</text:a><text:a xlink:type="simple" xlink:href="http://www.equestriadaily.com/2015/05/buck-con-announces-date-venue-and.html" text:style-name="Internet_20_link" text:visited-style-name="Visited_20_Internet_20_Link">.</text:a><text:a xlink:type="simple" xlink:href="http://www.equestriadaily.com/2015/05/buck-con-announces-date-venue-and.html" text:style-name="Internet_20_link" text:visited-style-name="Visited_20_Internet_20_Link">html</text:a> </text:p>
      <text:p text:style-name="P1">Znamy dokładną datę BUCK-a!</text:p>
      <text:p text:style-name="P1">Organizatorzy największego konwentu MLP w Wielkiej Brytanii ogłosili w maju konkretną datę i lokację odbycia się owego zlotu. Odbędzie się on 9 i 10 kwietnia w EventCity w Manchesterze. Wszystkich zainteresowanych organizatorzy zapraszają na <text:a xlink:type="simple" xlink:href="http://buckevents.co.uk/buckcon" text:style-name="Internet_20_link" text:visited-style-name="Visited_20_Internet_20_Link">swoją</text:a><text:a xlink:type="simple" xlink:href="http://buckevents.co.uk/buckcon" text:style-name="Internet_20_link" text:visited-style-name="Visited_20_Internet_20_Link"> </text:a><text:a xlink:type="simple" xlink:href="http://buckevents.co.uk/buckcon" text:style-name="Internet_20_link" text:visited-style-name="Visited_20_Internet_20_Link">stronę</text:a><text:span text:style-name="T1">, </text:span>gdzie wszystko będzie aktualizowane na bieżąco.</text:p>
      <text:p text:style-name="P2"/>
      <text:p text:style-name="P1"><text:a xlink:type="simple" xlink:href="https://www.youtube.com/watch?v=aY1XpTzLn0A" text:style-name="Internet_20_link" text:visited-style-name="Visited_20_Internet_20_Link">https</text:a><text:a xlink:type="simple" xlink:href="https://www.youtube.com/watch?v=aY1XpTzLn0A" text:style-name="Internet_20_link" text:visited-style-name="Visited_20_Internet_20_Link">://</text:a><text:a xlink:type="simple" xlink:href="https://www.youtube.com/watch?v=aY1XpTzLn0A" text:style-name="Internet_20_link" text:visited-style-name="Visited_20_Internet_20_Link">www</text:a><text:a xlink:type="simple" xlink:href="https://www.youtube.com/watch?v=aY1XpTzLn0A" text:style-name="Internet_20_link" text:visited-style-name="Visited_20_Internet_20_Link">.</text:a><text:a xlink:type="simple" xlink:href="https://www.youtube.com/watch?v=aY1XpTzLn0A" text:style-name="Internet_20_link" text:visited-style-name="Visited_20_Internet_20_Link">youtube</text:a><text:a xlink:type="simple" xlink:href="https://www.youtube.com/watch?v=aY1XpTzLn0A" text:style-name="Internet_20_link" text:visited-style-name="Visited_20_Internet_20_Link">.</text:a><text:a xlink:type="simple" xlink:href="https://www.youtube.com/watch?v=aY1XpTzLn0A" text:style-name="Internet_20_link" text:visited-style-name="Visited_20_Internet_20_Link">com</text:a><text:a xlink:type="simple" xlink:href="https://www.youtube.com/watch?v=aY1XpTzLn0A" text:style-name="Internet_20_link" text:visited-style-name="Visited_20_Internet_20_Link">/</text:a><text:a xlink:type="simple" xlink:href="https://www.youtube.com/watch?v=aY1XpTzLn0A" text:style-name="Internet_20_link" text:visited-style-name="Visited_20_Internet_20_Link">watch</text:a><text:a xlink:type="simple" xlink:href="https://www.youtube.com/watch?v=aY1XpTzLn0A" text:style-name="Internet_20_link" text:visited-style-name="Visited_20_Internet_20_Link">?</text:a><text:a xlink:type="simple" xlink:href="https://www.youtube.com/watch?v=aY1XpTzLn0A" text:style-name="Internet_20_link" text:visited-style-name="Visited_20_Internet_20_Link">v</text:a><text:a xlink:type="simple" xlink:href="https://www.youtube.com/watch?v=aY1XpTzLn0A" text:style-name="Internet_20_link" text:visited-style-name="Visited_20_Internet_20_Link">=</text:a><text:a xlink:type="simple" xlink:href="https://www.youtube.com/watch?v=aY1XpTzLn0A" text:style-name="Internet_20_link" text:visited-style-name="Visited_20_Internet_20_Link">aY</text:a><text:a xlink:type="simple" xlink:href="https://www.youtube.com/watch?v=aY1XpTzLn0A" text:style-name="Internet_20_link" text:visited-style-name="Visited_20_Internet_20_Link">1</text:a><text:a xlink:type="simple" xlink:href="https://www.youtube.com/watch?v=aY1XpTzLn0A" text:style-name="Internet_20_link" text:visited-style-name="Visited_20_Internet_20_Link">XpTzLn</text:a><text:a xlink:type="simple" xlink:href="https://www.youtube.com/watch?v=aY1XpTzLn0A" text:style-name="Internet_20_link" text:visited-style-name="Visited_20_Internet_20_Link">0</text:a><text:a xlink:type="simple" xlink:href="https://www.youtube.com/watch?v=aY1XpTzLn0A" text:style-name="Internet_20_link" text:visited-style-name="Visited_20_Internet_20_Link">A</text:a></text:p>
      <text:p text:style-name="P1">Animacja How Applejack Won the War</text:p>
      <text:p text:style-name="P1">Pamiętacie animatic „How Applejack won the War”? Cóż, teraz możemy ujrzeć to dzieło takim, jakie miało być od początku – w pełnej krasie, z animowanymi wszystkimi postaciami i w kolorze. Serdecznie zapraszam do oglądania!</text:p>
      <text:p text:style-name="P1"/>
      <text:p text:style-name="P1"><text:a xlink:type="simple" xlink:href="http://www.equestriadaily.com/2015/05/sad-news-as-cinema-questria-receives-c.html" text:style-name="Internet_20_link" text:visited-style-name="Visited_20_Internet_20_Link">http</text:a><text:a xlink:type="simple" xlink:href="http://www.equestriadaily.com/2015/05/sad-news-as-cinema-questria-receives-c.html" text:style-name="Internet_20_link" text:visited-style-name="Visited_20_Internet_20_Link">://</text:a><text:a xlink:type="simple" xlink:href="http://www.equestriadaily.com/2015/05/sad-news-as-cinema-questria-receives-c.html" text:style-name="Internet_20_link" text:visited-style-name="Visited_20_Internet_20_Link">www</text:a><text:a xlink:type="simple" xlink:href="http://www.equestriadaily.com/2015/05/sad-news-as-cinema-questria-receives-c.html" text:style-name="Internet_20_link" text:visited-style-name="Visited_20_Internet_20_Link">.</text:a><text:a xlink:type="simple" xlink:href="http://www.equestriadaily.com/2015/05/sad-news-as-cinema-questria-receives-c.html" text:style-name="Internet_20_link" text:visited-style-name="Visited_20_Internet_20_Link">equestriadaily</text:a><text:a xlink:type="simple" xlink:href="http://www.equestriadaily.com/2015/05/sad-news-as-cinema-questria-receives-c.html" text:style-name="Internet_20_link" text:visited-style-name="Visited_20_Internet_20_Link">.</text:a><text:a xlink:type="simple" xlink:href="http://www.equestriadaily.com/2015/05/sad-news-as-cinema-questria-receives-c.html" text:style-name="Internet_20_link" text:visited-style-name="Visited_20_Internet_20_Link">com</text:a><text:a xlink:type="simple" xlink:href="http://www.equestriadaily.com/2015/05/sad-news-as-cinema-questria-receives-c.html" text:style-name="Internet_20_link" text:visited-style-name="Visited_20_Internet_20_Link">/2015/05/</text:a><text:a xlink:type="simple" xlink:href="http://www.equestriadaily.com/2015/05/sad-news-as-cinema-questria-receives-c.html" text:style-name="Internet_20_link" text:visited-style-name="Visited_20_Internet_20_Link">sad</text:a><text:a xlink:type="simple" xlink:href="http://www.equestriadaily.com/2015/05/sad-news-as-cinema-questria-receives-c.html" text:style-name="Internet_20_link" text:visited-style-name="Visited_20_Internet_20_Link">-</text:a><text:a xlink:type="simple" xlink:href="http://www.equestriadaily.com/2015/05/sad-news-as-cinema-questria-receives-c.html" text:style-name="Internet_20_link" text:visited-style-name="Visited_20_Internet_20_Link">news</text:a><text:a xlink:type="simple" xlink:href="http://www.equestriadaily.com/2015/05/sad-news-as-cinema-questria-receives-c.html" text:style-name="Internet_20_link" text:visited-style-name="Visited_20_Internet_20_Link">-</text:a><text:a xlink:type="simple" xlink:href="http://www.equestriadaily.com/2015/05/sad-news-as-cinema-questria-receives-c.html" text:style-name="Internet_20_link" text:visited-style-name="Visited_20_Internet_20_Link">as</text:a><text:a xlink:type="simple" xlink:href="http://www.equestriadaily.com/2015/05/sad-news-as-cinema-questria-receives-c.html" text:style-name="Internet_20_link" text:visited-style-name="Visited_20_Internet_20_Link">-</text:a><text:a xlink:type="simple" xlink:href="http://www.equestriadaily.com/2015/05/sad-news-as-cinema-questria-receives-c.html" text:style-name="Internet_20_link" text:visited-style-name="Visited_20_Internet_20_Link">cinema</text:a><text:a xlink:type="simple" xlink:href="http://www.equestriadaily.com/2015/05/sad-news-as-cinema-questria-receives-c.html" text:style-name="Internet_20_link" text:visited-style-name="Visited_20_Internet_20_Link">-</text:a><text:a xlink:type="simple" xlink:href="http://www.equestriadaily.com/2015/05/sad-news-as-cinema-questria-receives-c.html" text:style-name="Internet_20_link" text:visited-style-name="Visited_20_Internet_20_Link">questria</text:a><text:a xlink:type="simple" xlink:href="http://www.equestriadaily.com/2015/05/sad-news-as-cinema-questria-receives-c.html" text:style-name="Internet_20_link" text:visited-style-name="Visited_20_Internet_20_Link">-</text:a><text:a xlink:type="simple" xlink:href="http://www.equestriadaily.com/2015/05/sad-news-as-cinema-questria-receives-c.html" text:style-name="Internet_20_link" text:visited-style-name="Visited_20_Internet_20_Link">receives</text:a><text:a xlink:type="simple" xlink:href="http://www.equestriadaily.com/2015/05/sad-news-as-cinema-questria-receives-c.html" text:style-name="Internet_20_link" text:visited-style-name="Visited_20_Internet_20_Link">-</text:a><text:a xlink:type="simple" xlink:href="http://www.equestriadaily.com/2015/05/sad-news-as-cinema-questria-receives-c.html" text:style-name="Internet_20_link" text:visited-style-name="Visited_20_Internet_20_Link">c</text:a><text:a xlink:type="simple" xlink:href="http://www.equestriadaily.com/2015/05/sad-news-as-cinema-questria-receives-c.html" text:style-name="Internet_20_link" text:visited-style-name="Visited_20_Internet_20_Link">.</text:a><text:a xlink:type="simple" xlink:href="http://www.equestriadaily.com/2015/05/sad-news-as-cinema-questria-receives-c.html" text:style-name="Internet_20_link" text:visited-style-name="Visited_20_Internet_20_Link">html</text:a></text:p>
      <text:p text:style-name="P1">Kolejna grupa skasowana przez Hasbro</text:p>
      <text:p text:style-name="P1">Tym razem ofiarą pisma od Hasbro padła ekipa streamująca na żywo, między innymi, odcinki MLP oraz Equestria Girls. Sytuacja wygląda jednak nieco jaśniej niż chociażby w wypadku ekipy od Fighting is Magic – jako że oni tworzyli tylko content kucykowy. Przez to CinemaQuestria nie została rozwiązana, a jedynie zaprzestała streamować treści typowo kucykowe. No cóż, być może trzeba cieszyć się z małych rzeczy.</text:p>
      <text:p text:style-name="P1"/>
      <text:p text:style-name="P1"><text:a xlink:type="simple" xlink:href="http://www.equestriadaily.com/2015/05/the-mlp-facebook-has-started-calling.html" text:style-name="Internet_20_link" text:visited-style-name="Visited_20_Internet_20_Link">http</text:a><text:a xlink:type="simple" xlink:href="http://www.equestriadaily.com/2015/05/the-mlp-facebook-has-started-calling.html" text:style-name="Internet_20_link" text:visited-style-name="Visited_20_Internet_20_Link">://</text:a><text:a xlink:type="simple" xlink:href="http://www.equestriadaily.com/2015/05/the-mlp-facebook-has-started-calling.html" text:style-name="Internet_20_link" text:visited-style-name="Visited_20_Internet_20_Link">www</text:a><text:a xlink:type="simple" xlink:href="http://www.equestriadaily.com/2015/05/the-mlp-facebook-has-started-calling.html" text:style-name="Internet_20_link" text:visited-style-name="Visited_20_Internet_20_Link">.</text:a><text:a xlink:type="simple" xlink:href="http://www.equestriadaily.com/2015/05/the-mlp-facebook-has-started-calling.html" text:style-name="Internet_20_link" text:visited-style-name="Visited_20_Internet_20_Link">equestriadaily</text:a><text:a xlink:type="simple" xlink:href="http://www.equestriadaily.com/2015/05/the-mlp-facebook-has-started-calling.html" text:style-name="Internet_20_link" text:visited-style-name="Visited_20_Internet_20_Link">.</text:a><text:a xlink:type="simple" xlink:href="http://www.equestriadaily.com/2015/05/the-mlp-facebook-has-started-calling.html" text:style-name="Internet_20_link" text:visited-style-name="Visited_20_Internet_20_Link">com</text:a><text:a xlink:type="simple" xlink:href="http://www.equestriadaily.com/2015/05/the-mlp-facebook-has-started-calling.html" text:style-name="Internet_20_link" text:visited-style-name="Visited_20_Internet_20_Link">/2015/05/</text:a><text:a xlink:type="simple" xlink:href="http://www.equestriadaily.com/2015/05/the-mlp-facebook-has-started-calling.html" text:style-name="Internet_20_link" text:visited-style-name="Visited_20_Internet_20_Link">the</text:a><text:a xlink:type="simple" xlink:href="http://www.equestriadaily.com/2015/05/the-mlp-facebook-has-started-calling.html" text:style-name="Internet_20_link" text:visited-style-name="Visited_20_Internet_20_Link">-</text:a><text:a xlink:type="simple" xlink:href="http://www.equestriadaily.com/2015/05/the-mlp-facebook-has-started-calling.html" text:style-name="Internet_20_link" text:visited-style-name="Visited_20_Internet_20_Link">mlp</text:a><text:a xlink:type="simple" xlink:href="http://www.equestriadaily.com/2015/05/the-mlp-facebook-has-started-calling.html" text:style-name="Internet_20_link" text:visited-style-name="Visited_20_Internet_20_Link">-</text:a><text:a xlink:type="simple" xlink:href="http://www.equestriadaily.com/2015/05/the-mlp-facebook-has-started-calling.html" text:style-name="Internet_20_link" text:visited-style-name="Visited_20_Internet_20_Link">facebook</text:a><text:a xlink:type="simple" xlink:href="http://www.equestriadaily.com/2015/05/the-mlp-facebook-has-started-calling.html" text:style-name="Internet_20_link" text:visited-style-name="Visited_20_Internet_20_Link">-</text:a><text:a xlink:type="simple" xlink:href="http://www.equestriadaily.com/2015/05/the-mlp-facebook-has-started-calling.html" text:style-name="Internet_20_link" text:visited-style-name="Visited_20_Internet_20_Link">has</text:a><text:a xlink:type="simple" xlink:href="http://www.equestriadaily.com/2015/05/the-mlp-facebook-has-started-calling.html" text:style-name="Internet_20_link" text:visited-style-name="Visited_20_Internet_20_Link">-</text:a><text:a xlink:type="simple" xlink:href="http://www.equestriadaily.com/2015/05/the-mlp-facebook-has-started-calling.html" text:style-name="Internet_20_link" text:visited-style-name="Visited_20_Internet_20_Link">started</text:a><text:a xlink:type="simple" xlink:href="http://www.equestriadaily.com/2015/05/the-mlp-facebook-has-started-calling.html" text:style-name="Internet_20_link" text:visited-style-name="Visited_20_Internet_20_Link">-</text:a><text:a xlink:type="simple" xlink:href="http://www.equestriadaily.com/2015/05/the-mlp-facebook-has-started-calling.html" text:style-name="Internet_20_link" text:visited-style-name="Visited_20_Internet_20_Link">calling</text:a><text:a xlink:type="simple" xlink:href="http://www.equestriadaily.com/2015/05/the-mlp-facebook-has-started-calling.html" text:style-name="Internet_20_link" text:visited-style-name="Visited_20_Internet_20_Link">.</text:a><text:a xlink:type="simple" xlink:href="http://www.equestriadaily.com/2015/05/the-mlp-facebook-has-started-calling.html" text:style-name="Internet_20_link" text:visited-style-name="Visited_20_Internet_20_Link">html</text:a></text:p>
      <text:p text:style-name="P1">Nowe imię dla Derpy?</text:p>
      <text:p text:style-name="P1">Od niedawna facebookowa strona o MLP rzucała wzmianki dotyczące fabuły i postaci z nią związanych. Wśród nich wspomniano o postaci zwanej „Muffins”, która najwyraźniej podmieniła starą, dobrą Ditzy Doo, bądź też Derpy. Albo zwyczajnie ta zmieniła sobie imię. Z drugiej strony, według marketingowców Hasbro już od jakiegoś czasu inaczej winniśmy byli nazywać naszą szarą klacz. Co jak co, ale ona to potrafi wprowadzić zamieszanie.</text:p>
      <text:p text:style-name="P1"/>
      <text:p text:style-name="P1"><text:a xlink:type="simple" xlink:href="http://www.equestriadaily.com/2015/05/alex-s-marks-his-pony-songs-as-private.html" text:style-name="Internet_20_link" text:visited-style-name="Visited_20_Internet_20_Link">http</text:a><text:a xlink:type="simple" xlink:href="http://www.equestriadaily.com/2015/05/alex-s-marks-his-pony-songs-as-private.html" text:style-name="Internet_20_link" text:visited-style-name="Visited_20_Internet_20_Link">://</text:a><text:a xlink:type="simple" xlink:href="http://www.equestriadaily.com/2015/05/alex-s-marks-his-pony-songs-as-private.html" text:style-name="Internet_20_link" text:visited-style-name="Visited_20_Internet_20_Link">www</text:a><text:a xlink:type="simple" xlink:href="http://www.equestriadaily.com/2015/05/alex-s-marks-his-pony-songs-as-private.html" text:style-name="Internet_20_link" text:visited-style-name="Visited_20_Internet_20_Link">.</text:a><text:a xlink:type="simple" xlink:href="http://www.equestriadaily.com/2015/05/alex-s-marks-his-pony-songs-as-private.html" text:style-name="Internet_20_link" text:visited-style-name="Visited_20_Internet_20_Link">equestriadaily</text:a><text:a xlink:type="simple" xlink:href="http://www.equestriadaily.com/2015/05/alex-s-marks-his-pony-songs-as-private.html" text:style-name="Internet_20_link" text:visited-style-name="Visited_20_Internet_20_Link">.</text:a><text:a xlink:type="simple" xlink:href="http://www.equestriadaily.com/2015/05/alex-s-marks-his-pony-songs-as-private.html" text:style-name="Internet_20_link" text:visited-style-name="Visited_20_Internet_20_Link">com</text:a><text:a xlink:type="simple" xlink:href="http://www.equestriadaily.com/2015/05/alex-s-marks-his-pony-songs-as-private.html" text:style-name="Internet_20_link" text:visited-style-name="Visited_20_Internet_20_Link">/2015/05/</text:a><text:a xlink:type="simple" xlink:href="http://www.equestriadaily.com/2015/05/alex-s-marks-his-pony-songs-as-private.html" text:style-name="Internet_20_link" text:visited-style-name="Visited_20_Internet_20_Link">alex</text:a><text:a xlink:type="simple" xlink:href="http://www.equestriadaily.com/2015/05/alex-s-marks-his-pony-songs-as-private.html" text:style-name="Internet_20_link" text:visited-style-name="Visited_20_Internet_20_Link">-</text:a><text:a xlink:type="simple" xlink:href="http://www.equestriadaily.com/2015/05/alex-s-marks-his-pony-songs-as-private.html" text:style-name="Internet_20_link" text:visited-style-name="Visited_20_Internet_20_Link">s</text:a><text:a xlink:type="simple" xlink:href="http://www.equestriadaily.com/2015/05/alex-s-marks-his-pony-songs-as-private.html" text:style-name="Internet_20_link" text:visited-style-name="Visited_20_Internet_20_Link">-</text:a><text:a xlink:type="simple" xlink:href="http://www.equestriadaily.com/2015/05/alex-s-marks-his-pony-songs-as-private.html" text:style-name="Internet_20_link" text:visited-style-name="Visited_20_Internet_20_Link">marks</text:a><text:a xlink:type="simple" xlink:href="http://www.equestriadaily.com/2015/05/alex-s-marks-his-pony-songs-as-private.html" text:style-name="Internet_20_link" text:visited-style-name="Visited_20_Internet_20_Link">-</text:a><text:a xlink:type="simple" xlink:href="http://www.equestriadaily.com/2015/05/alex-s-marks-his-pony-songs-as-private.html" text:style-name="Internet_20_link" text:visited-style-name="Visited_20_Internet_20_Link">his</text:a><text:a xlink:type="simple" xlink:href="http://www.equestriadaily.com/2015/05/alex-s-marks-his-pony-songs-as-private.html" text:style-name="Internet_20_link" text:visited-style-name="Visited_20_Internet_20_Link">-</text:a><text:a xlink:type="simple" xlink:href="http://www.equestriadaily.com/2015/05/alex-s-marks-his-pony-songs-as-private.html" text:style-name="Internet_20_link" text:visited-style-name="Visited_20_Internet_20_Link">pony</text:a><text:a xlink:type="simple" xlink:href="http://www.equestriadaily.com/2015/05/alex-s-marks-his-pony-songs-as-private.html" text:style-name="Internet_20_link" text:visited-style-name="Visited_20_Internet_20_Link">-</text:a><text:a xlink:type="simple" xlink:href="http://www.equestriadaily.com/2015/05/alex-s-marks-his-pony-songs-as-private.html" text:style-name="Internet_20_link" text:visited-style-name="Visited_20_Internet_20_Link">songs</text:a><text:a xlink:type="simple" xlink:href="http://www.equestriadaily.com/2015/05/alex-s-marks-his-pony-songs-as-private.html" text:style-name="Internet_20_link" text:visited-style-name="Visited_20_Internet_20_Link">-</text:a><text:a xlink:type="simple" xlink:href="http://www.equestriadaily.com/2015/05/alex-s-marks-his-pony-songs-as-private.html" text:style-name="Internet_20_link" text:visited-style-name="Visited_20_Internet_20_Link">as</text:a><text:a xlink:type="simple" xlink:href="http://www.equestriadaily.com/2015/05/alex-s-marks-his-pony-songs-as-private.html" text:style-name="Internet_20_link" text:visited-style-name="Visited_20_Internet_20_Link">-</text:a><text:a xlink:type="simple" xlink:href="http://www.equestriadaily.com/2015/05/alex-s-marks-his-pony-songs-as-private.html" text:style-name="Internet_20_link" text:visited-style-name="Visited_20_Internet_20_Link">private</text:a><text:a xlink:type="simple" xlink:href="http://www.equestriadaily.com/2015/05/alex-s-marks-his-pony-songs-as-private.html" text:style-name="Internet_20_link" text:visited-style-name="Visited_20_Internet_20_Link">.</text:a><text:a xlink:type="simple" xlink:href="http://www.equestriadaily.com/2015/05/alex-s-marks-his-pony-songs-as-private.html" text:style-name="Internet_20_link" text:visited-style-name="Visited_20_Internet_20_Link">html</text:a></text:p>
      <text:p text:style-name="P1"><text:a xlink:type="simple" xlink:href="http://www.equestriadaily.com/2015/05/alex-s-returns-pony-songs-releases-vip.html" text:style-name="Internet_20_link" text:visited-style-name="Visited_20_Internet_20_Link">http</text:a><text:a xlink:type="simple" xlink:href="http://www.equestriadaily.com/2015/05/alex-s-returns-pony-songs-releases-vip.html" text:style-name="Internet_20_link" text:visited-style-name="Visited_20_Internet_20_Link">://</text:a><text:a xlink:type="simple" xlink:href="http://www.equestriadaily.com/2015/05/alex-s-returns-pony-songs-releases-vip.html" text:style-name="Internet_20_link" text:visited-style-name="Visited_20_Internet_20_Link">www</text:a><text:a xlink:type="simple" xlink:href="http://www.equestriadaily.com/2015/05/alex-s-returns-pony-songs-releases-vip.html" text:style-name="Internet_20_link" text:visited-style-name="Visited_20_Internet_20_Link">.</text:a><text:a xlink:type="simple" xlink:href="http://www.equestriadaily.com/2015/05/alex-s-returns-pony-songs-releases-vip.html" text:style-name="Internet_20_link" text:visited-style-name="Visited_20_Internet_20_Link">equestriadaily</text:a><text:a xlink:type="simple" xlink:href="http://www.equestriadaily.com/2015/05/alex-s-returns-pony-songs-releases-vip.html" text:style-name="Internet_20_link" text:visited-style-name="Visited_20_Internet_20_Link">.</text:a><text:a xlink:type="simple" xlink:href="http://www.equestriadaily.com/2015/05/alex-s-returns-pony-songs-releases-vip.html" text:style-name="Internet_20_link" text:visited-style-name="Visited_20_Internet_20_Link">com</text:a><text:a xlink:type="simple" xlink:href="http://www.equestriadaily.com/2015/05/alex-s-returns-pony-songs-releases-vip.html" text:style-name="Internet_20_link" text:visited-style-name="Visited_20_Internet_20_Link">/2015/05/</text:a><text:a xlink:type="simple" xlink:href="http://www.equestriadaily.com/2015/05/alex-s-returns-pony-songs-releases-vip.html" text:style-name="Internet_20_link" text:visited-style-name="Visited_20_Internet_20_Link">alex</text:a><text:a xlink:type="simple" xlink:href="http://www.equestriadaily.com/2015/05/alex-s-returns-pony-songs-releases-vip.html" text:style-name="Internet_20_link" text:visited-style-name="Visited_20_Internet_20_Link">-</text:a><text:a xlink:type="simple" xlink:href="http://www.equestriadaily.com/2015/05/alex-s-returns-pony-songs-releases-vip.html" text:style-name="Internet_20_link" text:visited-style-name="Visited_20_Internet_20_Link">s</text:a><text:a xlink:type="simple" xlink:href="http://www.equestriadaily.com/2015/05/alex-s-returns-pony-songs-releases-vip.html" text:style-name="Internet_20_link" text:visited-style-name="Visited_20_Internet_20_Link">-</text:a><text:a xlink:type="simple" xlink:href="http://www.equestriadaily.com/2015/05/alex-s-returns-pony-songs-releases-vip.html" text:style-name="Internet_20_link" text:visited-style-name="Visited_20_Internet_20_Link">returns</text:a><text:a xlink:type="simple" xlink:href="http://www.equestriadaily.com/2015/05/alex-s-returns-pony-songs-releases-vip.html" text:style-name="Internet_20_link" text:visited-style-name="Visited_20_Internet_20_Link">-</text:a><text:a xlink:type="simple" xlink:href="http://www.equestriadaily.com/2015/05/alex-s-returns-pony-songs-releases-vip.html" text:style-name="Internet_20_link" text:visited-style-name="Visited_20_Internet_20_Link">pony</text:a><text:a xlink:type="simple" xlink:href="http://www.equestriadaily.com/2015/05/alex-s-returns-pony-songs-releases-vip.html" text:style-name="Internet_20_link" text:visited-style-name="Visited_20_Internet_20_Link">-</text:a><text:a xlink:type="simple" xlink:href="http://www.equestriadaily.com/2015/05/alex-s-returns-pony-songs-releases-vip.html" text:style-name="Internet_20_link" text:visited-style-name="Visited_20_Internet_20_Link">songs</text:a><text:a xlink:type="simple" xlink:href="http://www.equestriadaily.com/2015/05/alex-s-returns-pony-songs-releases-vip.html" text:style-name="Internet_20_link" text:visited-style-name="Visited_20_Internet_20_Link">-</text:a><text:a xlink:type="simple" xlink:href="http://www.equestriadaily.com/2015/05/alex-s-returns-pony-songs-releases-vip.html" text:style-name="Internet_20_link" text:visited-style-name="Visited_20_Internet_20_Link">releases</text:a><text:a xlink:type="simple" xlink:href="http://www.equestriadaily.com/2015/05/alex-s-returns-pony-songs-releases-vip.html" text:style-name="Internet_20_link" text:visited-style-name="Visited_20_Internet_20_Link">-</text:a><text:a xlink:type="simple" xlink:href="http://www.equestriadaily.com/2015/05/alex-s-returns-pony-songs-releases-vip.html" text:style-name="Internet_20_link" text:visited-style-name="Visited_20_Internet_20_Link">vip</text:a><text:a xlink:type="simple" xlink:href="http://www.equestriadaily.com/2015/05/alex-s-returns-pony-songs-releases-vip.html" text:style-name="Internet_20_link" text:visited-style-name="Visited_20_Internet_20_Link">.</text:a><text:a xlink:type="simple" xlink:href="http://www.equestriadaily.com/2015/05/alex-s-returns-pony-songs-releases-vip.html" text:style-name="Internet_20_link" text:visited-style-name="Visited_20_Internet_20_Link">html</text:a></text:p>
      <text:p text:style-name="P1">Zamieszanie z fandomowym muzykiem</text:p>
      <text:p text:style-name="P1"><text:soft-page-break/>Jakiś czas temu wybuchły afery i niepokoje w związku z jednym z najstarszych fandomowych twórców muzycznych, Alexem S. Pojawiały się pogłoski, później potwierdzone, jakoby wiele jego kawałków stało się prywatnymi. Nikt nie wiedział, o co chodzi, ale jeszcze większe zdziwienie wprowadziło inne wydarzenie. Otóż wzmiankowany Alex udostępnił wszystkie utwory z powrotem, a dodatkowo wydał nowy. Sposób marketingowy? Zwyczajne zamieszanie? Kto wie. Fani raczej nie mają na co narzekać.</text:p>
      <text:p text:style-name="P1"/>
      <text:p text:style-name="P1"><text:a xlink:type="simple" xlink:href="http://www.fge.com.pl/2015/05/spike-tajnym-agentem-ksiezniczki.html" text:style-name="Internet_20_link" text:visited-style-name="Visited_20_Internet_20_Link">http</text:a><text:a xlink:type="simple" xlink:href="http://www.fge.com.pl/2015/05/spike-tajnym-agentem-ksiezniczki.html" text:style-name="Internet_20_link" text:visited-style-name="Visited_20_Internet_20_Link">://</text:a><text:a xlink:type="simple" xlink:href="http://www.fge.com.pl/2015/05/spike-tajnym-agentem-ksiezniczki.html" text:style-name="Internet_20_link" text:visited-style-name="Visited_20_Internet_20_Link">www</text:a><text:a xlink:type="simple" xlink:href="http://www.fge.com.pl/2015/05/spike-tajnym-agentem-ksiezniczki.html" text:style-name="Internet_20_link" text:visited-style-name="Visited_20_Internet_20_Link">.</text:a><text:a xlink:type="simple" xlink:href="http://www.fge.com.pl/2015/05/spike-tajnym-agentem-ksiezniczki.html" text:style-name="Internet_20_link" text:visited-style-name="Visited_20_Internet_20_Link">fge</text:a><text:a xlink:type="simple" xlink:href="http://www.fge.com.pl/2015/05/spike-tajnym-agentem-ksiezniczki.html" text:style-name="Internet_20_link" text:visited-style-name="Visited_20_Internet_20_Link">.</text:a><text:a xlink:type="simple" xlink:href="http://www.fge.com.pl/2015/05/spike-tajnym-agentem-ksiezniczki.html" text:style-name="Internet_20_link" text:visited-style-name="Visited_20_Internet_20_Link">com</text:a><text:a xlink:type="simple" xlink:href="http://www.fge.com.pl/2015/05/spike-tajnym-agentem-ksiezniczki.html" text:style-name="Internet_20_link" text:visited-style-name="Visited_20_Internet_20_Link">.</text:a><text:a xlink:type="simple" xlink:href="http://www.fge.com.pl/2015/05/spike-tajnym-agentem-ksiezniczki.html" text:style-name="Internet_20_link" text:visited-style-name="Visited_20_Internet_20_Link">pl</text:a><text:a xlink:type="simple" xlink:href="http://www.fge.com.pl/2015/05/spike-tajnym-agentem-ksiezniczki.html" text:style-name="Internet_20_link" text:visited-style-name="Visited_20_Internet_20_Link">/2015/05/</text:a><text:a xlink:type="simple" xlink:href="http://www.fge.com.pl/2015/05/spike-tajnym-agentem-ksiezniczki.html" text:style-name="Internet_20_link" text:visited-style-name="Visited_20_Internet_20_Link">spike</text:a><text:a xlink:type="simple" xlink:href="http://www.fge.com.pl/2015/05/spike-tajnym-agentem-ksiezniczki.html" text:style-name="Internet_20_link" text:visited-style-name="Visited_20_Internet_20_Link">-</text:a><text:a xlink:type="simple" xlink:href="http://www.fge.com.pl/2015/05/spike-tajnym-agentem-ksiezniczki.html" text:style-name="Internet_20_link" text:visited-style-name="Visited_20_Internet_20_Link">tajnym</text:a><text:a xlink:type="simple" xlink:href="http://www.fge.com.pl/2015/05/spike-tajnym-agentem-ksiezniczki.html" text:style-name="Internet_20_link" text:visited-style-name="Visited_20_Internet_20_Link">-</text:a><text:a xlink:type="simple" xlink:href="http://www.fge.com.pl/2015/05/spike-tajnym-agentem-ksiezniczki.html" text:style-name="Internet_20_link" text:visited-style-name="Visited_20_Internet_20_Link">agentem</text:a><text:a xlink:type="simple" xlink:href="http://www.fge.com.pl/2015/05/spike-tajnym-agentem-ksiezniczki.html" text:style-name="Internet_20_link" text:visited-style-name="Visited_20_Internet_20_Link">-</text:a><text:a xlink:type="simple" xlink:href="http://www.fge.com.pl/2015/05/spike-tajnym-agentem-ksiezniczki.html" text:style-name="Internet_20_link" text:visited-style-name="Visited_20_Internet_20_Link">ksiezniczki</text:a><text:a xlink:type="simple" xlink:href="http://www.fge.com.pl/2015/05/spike-tajnym-agentem-ksiezniczki.html" text:style-name="Internet_20_link" text:visited-style-name="Visited_20_Internet_20_Link">.</text:a><text:a xlink:type="simple" xlink:href="http://www.fge.com.pl/2015/05/spike-tajnym-agentem-ksiezniczki.html" text:style-name="Internet_20_link" text:visited-style-name="Visited_20_Internet_20_Link">html</text:a></text:p>
      <text:p text:style-name="P1">Spike uczestniczył w zamachu?</text:p>
      <text:p text:style-name="P1">Nieco humorystyczna, a zarazem zagadkowa wiadomość dla fanów teorii spiskowych. Oficjalne konto Białego Domu na Youtube wypuściło filmik, na którym w pewnym momencie pojawia się nasz Spike. Co ciekawe, niedługo potem stał się on niedostępny, ale internauci szybko zareagowali i wrzucili reupload – <text:a xlink:type="simple" xlink:href="https://www.youtube.com/watch?v=-bgLp1rUK-s" text:style-name="Internet_20_link" text:visited-style-name="Visited_20_Internet_20_Link">tutaj</text:a><text:a xlink:type="simple" xlink:href="https://www.youtube.com/watch?v=-bgLp1rUK-s" text:style-name="Internet_20_link" text:visited-style-name="Visited_20_Internet_20_Link">.</text:a> Któż by mógł podejrzewać naszego smoczego przyjaciela o uwikłania z rządem?</text:p>
      <text:p text:style-name="P1"/>
      <text:p text:style-name="P1"><text:a xlink:type="simple" xlink:href="http://www.equestriadaily.com/2015/05/more-progress-revealed-on-mane-6-game.html" text:style-name="Internet_20_link" text:visited-style-name="Visited_20_Internet_20_Link">http</text:a><text:a xlink:type="simple" xlink:href="http://www.equestriadaily.com/2015/05/more-progress-revealed-on-mane-6-game.html" text:style-name="Internet_20_link" text:visited-style-name="Visited_20_Internet_20_Link">://</text:a><text:a xlink:type="simple" xlink:href="http://www.equestriadaily.com/2015/05/more-progress-revealed-on-mane-6-game.html" text:style-name="Internet_20_link" text:visited-style-name="Visited_20_Internet_20_Link">www</text:a><text:a xlink:type="simple" xlink:href="http://www.equestriadaily.com/2015/05/more-progress-revealed-on-mane-6-game.html" text:style-name="Internet_20_link" text:visited-style-name="Visited_20_Internet_20_Link">.</text:a><text:a xlink:type="simple" xlink:href="http://www.equestriadaily.com/2015/05/more-progress-revealed-on-mane-6-game.html" text:style-name="Internet_20_link" text:visited-style-name="Visited_20_Internet_20_Link">equestriadaily</text:a><text:a xlink:type="simple" xlink:href="http://www.equestriadaily.com/2015/05/more-progress-revealed-on-mane-6-game.html" text:style-name="Internet_20_link" text:visited-style-name="Visited_20_Internet_20_Link">.</text:a><text:a xlink:type="simple" xlink:href="http://www.equestriadaily.com/2015/05/more-progress-revealed-on-mane-6-game.html" text:style-name="Internet_20_link" text:visited-style-name="Visited_20_Internet_20_Link">com</text:a><text:a xlink:type="simple" xlink:href="http://www.equestriadaily.com/2015/05/more-progress-revealed-on-mane-6-game.html" text:style-name="Internet_20_link" text:visited-style-name="Visited_20_Internet_20_Link">/2015/05/</text:a><text:a xlink:type="simple" xlink:href="http://www.equestriadaily.com/2015/05/more-progress-revealed-on-mane-6-game.html" text:style-name="Internet_20_link" text:visited-style-name="Visited_20_Internet_20_Link">more</text:a><text:a xlink:type="simple" xlink:href="http://www.equestriadaily.com/2015/05/more-progress-revealed-on-mane-6-game.html" text:style-name="Internet_20_link" text:visited-style-name="Visited_20_Internet_20_Link">-</text:a><text:a xlink:type="simple" xlink:href="http://www.equestriadaily.com/2015/05/more-progress-revealed-on-mane-6-game.html" text:style-name="Internet_20_link" text:visited-style-name="Visited_20_Internet_20_Link">progress</text:a><text:a xlink:type="simple" xlink:href="http://www.equestriadaily.com/2015/05/more-progress-revealed-on-mane-6-game.html" text:style-name="Internet_20_link" text:visited-style-name="Visited_20_Internet_20_Link">-</text:a><text:a xlink:type="simple" xlink:href="http://www.equestriadaily.com/2015/05/more-progress-revealed-on-mane-6-game.html" text:style-name="Internet_20_link" text:visited-style-name="Visited_20_Internet_20_Link">revealed</text:a><text:a xlink:type="simple" xlink:href="http://www.equestriadaily.com/2015/05/more-progress-revealed-on-mane-6-game.html" text:style-name="Internet_20_link" text:visited-style-name="Visited_20_Internet_20_Link">-</text:a><text:a xlink:type="simple" xlink:href="http://www.equestriadaily.com/2015/05/more-progress-revealed-on-mane-6-game.html" text:style-name="Internet_20_link" text:visited-style-name="Visited_20_Internet_20_Link">on</text:a><text:a xlink:type="simple" xlink:href="http://www.equestriadaily.com/2015/05/more-progress-revealed-on-mane-6-game.html" text:style-name="Internet_20_link" text:visited-style-name="Visited_20_Internet_20_Link">-</text:a><text:a xlink:type="simple" xlink:href="http://www.equestriadaily.com/2015/05/more-progress-revealed-on-mane-6-game.html" text:style-name="Internet_20_link" text:visited-style-name="Visited_20_Internet_20_Link">mane</text:a><text:a xlink:type="simple" xlink:href="http://www.equestriadaily.com/2015/05/more-progress-revealed-on-mane-6-game.html" text:style-name="Internet_20_link" text:visited-style-name="Visited_20_Internet_20_Link">-6-</text:a><text:a xlink:type="simple" xlink:href="http://www.equestriadaily.com/2015/05/more-progress-revealed-on-mane-6-game.html" text:style-name="Internet_20_link" text:visited-style-name="Visited_20_Internet_20_Link">game</text:a><text:a xlink:type="simple" xlink:href="http://www.equestriadaily.com/2015/05/more-progress-revealed-on-mane-6-game.html" text:style-name="Internet_20_link" text:visited-style-name="Visited_20_Internet_20_Link">.</text:a><text:a xlink:type="simple" xlink:href="http://www.equestriadaily.com/2015/05/more-progress-revealed-on-mane-6-game.html" text:style-name="Internet_20_link" text:visited-style-name="Visited_20_Internet_20_Link">html</text:a></text:p>
      <text:p text:style-name="P1">Progres w grze „Mane 6”</text:p>
      <text:p text:style-name="P1">Wcześniej w wieściach wspomniany został projekt Fighting is Magic. Ci z nieco lepszą pamięcią przypominają sobie zapewne, że projekt został praktycznie wycofany, ale mimo to grupa nie poddała się i tworzy grę od podstaw – tym razem jednak bez kucyków. Efekty możecie zobaczyć w linku powyżej – w maju tego roku udostępnili parę screenów i krótkiego gifa z produkcji.</text:p>
      <text:p text:style-name="P1"/>
      <text:p text:style-name="P1"><text:a xlink:type="simple" xlink:href="http://www.fge.com.pl/2015/05/koysanka-dla-ksiezniczki.html" text:style-name="Internet_20_link" text:visited-style-name="Visited_20_Internet_20_Link">http</text:a><text:a xlink:type="simple" xlink:href="http://www.fge.com.pl/2015/05/koysanka-dla-ksiezniczki.html" text:style-name="Internet_20_link" text:visited-style-name="Visited_20_Internet_20_Link">://</text:a><text:a xlink:type="simple" xlink:href="http://www.fge.com.pl/2015/05/koysanka-dla-ksiezniczki.html" text:style-name="Internet_20_link" text:visited-style-name="Visited_20_Internet_20_Link">www</text:a><text:a xlink:type="simple" xlink:href="http://www.fge.com.pl/2015/05/koysanka-dla-ksiezniczki.html" text:style-name="Internet_20_link" text:visited-style-name="Visited_20_Internet_20_Link">.</text:a><text:a xlink:type="simple" xlink:href="http://www.fge.com.pl/2015/05/koysanka-dla-ksiezniczki.html" text:style-name="Internet_20_link" text:visited-style-name="Visited_20_Internet_20_Link">fge</text:a><text:a xlink:type="simple" xlink:href="http://www.fge.com.pl/2015/05/koysanka-dla-ksiezniczki.html" text:style-name="Internet_20_link" text:visited-style-name="Visited_20_Internet_20_Link">.</text:a><text:a xlink:type="simple" xlink:href="http://www.fge.com.pl/2015/05/koysanka-dla-ksiezniczki.html" text:style-name="Internet_20_link" text:visited-style-name="Visited_20_Internet_20_Link">com</text:a><text:a xlink:type="simple" xlink:href="http://www.fge.com.pl/2015/05/koysanka-dla-ksiezniczki.html" text:style-name="Internet_20_link" text:visited-style-name="Visited_20_Internet_20_Link">.</text:a><text:a xlink:type="simple" xlink:href="http://www.fge.com.pl/2015/05/koysanka-dla-ksiezniczki.html" text:style-name="Internet_20_link" text:visited-style-name="Visited_20_Internet_20_Link">pl</text:a><text:a xlink:type="simple" xlink:href="http://www.fge.com.pl/2015/05/koysanka-dla-ksiezniczki.html" text:style-name="Internet_20_link" text:visited-style-name="Visited_20_Internet_20_Link">/2015/05/</text:a><text:a xlink:type="simple" xlink:href="http://www.fge.com.pl/2015/05/koysanka-dla-ksiezniczki.html" text:style-name="Internet_20_link" text:visited-style-name="Visited_20_Internet_20_Link">koysanka</text:a><text:a xlink:type="simple" xlink:href="http://www.fge.com.pl/2015/05/koysanka-dla-ksiezniczki.html" text:style-name="Internet_20_link" text:visited-style-name="Visited_20_Internet_20_Link">-</text:a><text:a xlink:type="simple" xlink:href="http://www.fge.com.pl/2015/05/koysanka-dla-ksiezniczki.html" text:style-name="Internet_20_link" text:visited-style-name="Visited_20_Internet_20_Link">dla</text:a><text:a xlink:type="simple" xlink:href="http://www.fge.com.pl/2015/05/koysanka-dla-ksiezniczki.html" text:style-name="Internet_20_link" text:visited-style-name="Visited_20_Internet_20_Link">-</text:a><text:a xlink:type="simple" xlink:href="http://www.fge.com.pl/2015/05/koysanka-dla-ksiezniczki.html" text:style-name="Internet_20_link" text:visited-style-name="Visited_20_Internet_20_Link">ksiezniczki</text:a><text:a xlink:type="simple" xlink:href="http://www.fge.com.pl/2015/05/koysanka-dla-ksiezniczki.html" text:style-name="Internet_20_link" text:visited-style-name="Visited_20_Internet_20_Link">.</text:a><text:a xlink:type="simple" xlink:href="http://www.fge.com.pl/2015/05/koysanka-dla-ksiezniczki.html" text:style-name="Internet_20_link" text:visited-style-name="Visited_20_Internet_20_Link">html</text:a></text:p>
      <text:p text:style-name="P1">Lullably for a Princess wydane</text:p>
      <text:p text:style-name="P1">Tego dzieła nikomu przedstawiać nie trzeba – animacja zrobiła furorę w internecie na miarę przygód Snowdrop czy Rise of the Crystal Empire. Jezeli komuś jeszcze zdarzyło się nie obejrzeć produkcji, zapraszam do linka. Dla chętnych jest też „Making of”.</text:p>
      <text:p text:style-name="P1"/>
      <text:p text:style-name="P1"><text:a xlink:type="simple" xlink:href="http://www.fge.com.pl/2015/05/niedzielne-aktualnosci-cxcix-199.html" text:style-name="Internet_20_link" text:visited-style-name="Visited_20_Internet_20_Link">http</text:a><text:a xlink:type="simple" xlink:href="http://www.fge.com.pl/2015/05/niedzielne-aktualnosci-cxcix-199.html" text:style-name="Internet_20_link" text:visited-style-name="Visited_20_Internet_20_Link">://</text:a><text:a xlink:type="simple" xlink:href="http://www.fge.com.pl/2015/05/niedzielne-aktualnosci-cxcix-199.html" text:style-name="Internet_20_link" text:visited-style-name="Visited_20_Internet_20_Link">www</text:a><text:a xlink:type="simple" xlink:href="http://www.fge.com.pl/2015/05/niedzielne-aktualnosci-cxcix-199.html" text:style-name="Internet_20_link" text:visited-style-name="Visited_20_Internet_20_Link">.</text:a><text:a xlink:type="simple" xlink:href="http://www.fge.com.pl/2015/05/niedzielne-aktualnosci-cxcix-199.html" text:style-name="Internet_20_link" text:visited-style-name="Visited_20_Internet_20_Link">fge</text:a><text:a xlink:type="simple" xlink:href="http://www.fge.com.pl/2015/05/niedzielne-aktualnosci-cxcix-199.html" text:style-name="Internet_20_link" text:visited-style-name="Visited_20_Internet_20_Link">.</text:a><text:a xlink:type="simple" xlink:href="http://www.fge.com.pl/2015/05/niedzielne-aktualnosci-cxcix-199.html" text:style-name="Internet_20_link" text:visited-style-name="Visited_20_Internet_20_Link">com</text:a><text:a xlink:type="simple" xlink:href="http://www.fge.com.pl/2015/05/niedzielne-aktualnosci-cxcix-199.html" text:style-name="Internet_20_link" text:visited-style-name="Visited_20_Internet_20_Link">.</text:a><text:a xlink:type="simple" xlink:href="http://www.fge.com.pl/2015/05/niedzielne-aktualnosci-cxcix-199.html" text:style-name="Internet_20_link" text:visited-style-name="Visited_20_Internet_20_Link">pl</text:a><text:a xlink:type="simple" xlink:href="http://www.fge.com.pl/2015/05/niedzielne-aktualnosci-cxcix-199.html" text:style-name="Internet_20_link" text:visited-style-name="Visited_20_Internet_20_Link">/2015/05/</text:a><text:a xlink:type="simple" xlink:href="http://www.fge.com.pl/2015/05/niedzielne-aktualnosci-cxcix-199.html" text:style-name="Internet_20_link" text:visited-style-name="Visited_20_Internet_20_Link">niedzielne</text:a><text:a xlink:type="simple" xlink:href="http://www.fge.com.pl/2015/05/niedzielne-aktualnosci-cxcix-199.html" text:style-name="Internet_20_link" text:visited-style-name="Visited_20_Internet_20_Link">-</text:a><text:a xlink:type="simple" xlink:href="http://www.fge.com.pl/2015/05/niedzielne-aktualnosci-cxcix-199.html" text:style-name="Internet_20_link" text:visited-style-name="Visited_20_Internet_20_Link">aktualnosci</text:a><text:a xlink:type="simple" xlink:href="http://www.fge.com.pl/2015/05/niedzielne-aktualnosci-cxcix-199.html" text:style-name="Internet_20_link" text:visited-style-name="Visited_20_Internet_20_Link">-</text:a><text:a xlink:type="simple" xlink:href="http://www.fge.com.pl/2015/05/niedzielne-aktualnosci-cxcix-199.html" text:style-name="Internet_20_link" text:visited-style-name="Visited_20_Internet_20_Link">cxcix</text:a><text:a xlink:type="simple" xlink:href="http://www.fge.com.pl/2015/05/niedzielne-aktualnosci-cxcix-199.html" text:style-name="Internet_20_link" text:visited-style-name="Visited_20_Internet_20_Link">-199.</text:a><text:a xlink:type="simple" xlink:href="http://www.fge.com.pl/2015/05/niedzielne-aktualnosci-cxcix-199.html" text:style-name="Internet_20_link" text:visited-style-name="Visited_20_Internet_20_Link">html</text:a></text:p>
      <text:p text:style-name="P1">Posteruj kucem w 3D!</text:p>
      <text:p text:style-name="P1">Oczywiście takie możliwości od dawna dawało nam Legends of Equestria w trakcie swoich krótkich okresów, kiedy serwery były włączone. Ten projekt jest jednak czymś zupełnie innym – grą RPG powstającą w Rosji na maszynie jednego człowieka. I wygląda pięknie! Już w tej chwili ma się wrażenie otwartości świata, można wyobrazić sobie epickie przygody i dialogi. Są nawet filmiki!</text:p>
      <text:p text:style-name="P1"/>
      <text:p text:style-name="P1"><text:a xlink:type="simple" xlink:href="http://www.equestriadaily.com/2015/06/why-is-there-sudden-trend-in-getting.html" text:style-name="Internet_20_link" text:visited-style-name="Visited_20_Internet_20_Link">http</text:a><text:a xlink:type="simple" xlink:href="http://www.equestriadaily.com/2015/06/why-is-there-sudden-trend-in-getting.html" text:style-name="Internet_20_link" text:visited-style-name="Visited_20_Internet_20_Link">://</text:a><text:a xlink:type="simple" xlink:href="http://www.equestriadaily.com/2015/06/why-is-there-sudden-trend-in-getting.html" text:style-name="Internet_20_link" text:visited-style-name="Visited_20_Internet_20_Link">www</text:a><text:a xlink:type="simple" xlink:href="http://www.equestriadaily.com/2015/06/why-is-there-sudden-trend-in-getting.html" text:style-name="Internet_20_link" text:visited-style-name="Visited_20_Internet_20_Link">.</text:a><text:a xlink:type="simple" xlink:href="http://www.equestriadaily.com/2015/06/why-is-there-sudden-trend-in-getting.html" text:style-name="Internet_20_link" text:visited-style-name="Visited_20_Internet_20_Link">equestriadaily</text:a><text:a xlink:type="simple" xlink:href="http://www.equestriadaily.com/2015/06/why-is-there-sudden-trend-in-getting.html" text:style-name="Internet_20_link" text:visited-style-name="Visited_20_Internet_20_Link">.</text:a><text:a xlink:type="simple" xlink:href="http://www.equestriadaily.com/2015/06/why-is-there-sudden-trend-in-getting.html" text:style-name="Internet_20_link" text:visited-style-name="Visited_20_Internet_20_Link">com</text:a><text:a xlink:type="simple" xlink:href="http://www.equestriadaily.com/2015/06/why-is-there-sudden-trend-in-getting.html" text:style-name="Internet_20_link" text:visited-style-name="Visited_20_Internet_20_Link">/2015/06/</text:a><text:a xlink:type="simple" xlink:href="http://www.equestriadaily.com/2015/06/why-is-there-sudden-trend-in-getting.html" text:style-name="Internet_20_link" text:visited-style-name="Visited_20_Internet_20_Link">why</text:a><text:a xlink:type="simple" xlink:href="http://www.equestriadaily.com/2015/06/why-is-there-sudden-trend-in-getting.html" text:style-name="Internet_20_link" text:visited-style-name="Visited_20_Internet_20_Link">-</text:a><text:a xlink:type="simple" xlink:href="http://www.equestriadaily.com/2015/06/why-is-there-sudden-trend-in-getting.html" text:style-name="Internet_20_link" text:visited-style-name="Visited_20_Internet_20_Link">is</text:a><text:a xlink:type="simple" xlink:href="http://www.equestriadaily.com/2015/06/why-is-there-sudden-trend-in-getting.html" text:style-name="Internet_20_link" text:visited-style-name="Visited_20_Internet_20_Link">-</text:a><text:a xlink:type="simple" xlink:href="http://www.equestriadaily.com/2015/06/why-is-there-sudden-trend-in-getting.html" text:style-name="Internet_20_link" text:visited-style-name="Visited_20_Internet_20_Link">there</text:a><text:a xlink:type="simple" xlink:href="http://www.equestriadaily.com/2015/06/why-is-there-sudden-trend-in-getting.html" text:style-name="Internet_20_link" text:visited-style-name="Visited_20_Internet_20_Link">-</text:a><text:a xlink:type="simple" xlink:href="http://www.equestriadaily.com/2015/06/why-is-there-sudden-trend-in-getting.html" text:style-name="Internet_20_link" text:visited-style-name="Visited_20_Internet_20_Link">sudden</text:a><text:a xlink:type="simple" xlink:href="http://www.equestriadaily.com/2015/06/why-is-there-sudden-trend-in-getting.html" text:style-name="Internet_20_link" text:visited-style-name="Visited_20_Internet_20_Link">-</text:a><text:a xlink:type="simple" xlink:href="http://www.equestriadaily.com/2015/06/why-is-there-sudden-trend-in-getting.html" text:style-name="Internet_20_link" text:visited-style-name="Visited_20_Internet_20_Link">trend</text:a><text:a xlink:type="simple" xlink:href="http://www.equestriadaily.com/2015/06/why-is-there-sudden-trend-in-getting.html" text:style-name="Internet_20_link" text:visited-style-name="Visited_20_Internet_20_Link">-</text:a><text:a xlink:type="simple" xlink:href="http://www.equestriadaily.com/2015/06/why-is-there-sudden-trend-in-getting.html" text:style-name="Internet_20_link" text:visited-style-name="Visited_20_Internet_20_Link">in</text:a><text:a xlink:type="simple" xlink:href="http://www.equestriadaily.com/2015/06/why-is-there-sudden-trend-in-getting.html" text:style-name="Internet_20_link" text:visited-style-name="Visited_20_Internet_20_Link">-</text:a><text:a xlink:type="simple" xlink:href="http://www.equestriadaily.com/2015/06/why-is-there-sudden-trend-in-getting.html" text:style-name="Internet_20_link" text:visited-style-name="Visited_20_Internet_20_Link">getting</text:a><text:a xlink:type="simple" xlink:href="http://www.equestriadaily.com/2015/06/why-is-there-sudden-trend-in-getting.html" text:style-name="Internet_20_link" text:visited-style-name="Visited_20_Internet_20_Link">.</text:a><text:a xlink:type="simple" xlink:href="http://www.equestriadaily.com/2015/06/why-is-there-sudden-trend-in-getting.html" text:style-name="Internet_20_link" text:visited-style-name="Visited_20_Internet_20_Link">html</text:a></text:p>
      <text:p text:style-name="P1">Kolejna gra o rodzeniu?</text:p>
      <text:p text:style-name="P1">Z kolei gdy patrzę na to… <text:span text:style-name="T4">„</text:span>dzieło<text:span text:style-name="T4">”</text:span>... nie mam bladego pojęcia, co dzieje się ostatnimi czasy w fandomie, ale to zaczyna być lekko dziwne. Druga już gra traktująca o tym, jak to Twilight wydaje na świat potomstwo, zaskakuje również shipem RD x Twi (ewentualnie Rarity x Twi) (!), uczynieniem z tej pierwszej ogiera (!!), a także efektem – z brzucha naszego lawendowego jednorożca wyskakuje… dokładnie taki sam, lecz mniejszy jednorożec (!!!). Szczerze nie wiem, co o tym myśleć, więc zobaczcie sobie sami w linku powyżej.</text:p>
      <text:p text:style-name="P1"/>
      <text:p text:style-name="P1"><text:a xlink:type="simple" xlink:href="http://www.fge.com.pl/2015/06/dubbing-piatego-sezonu.html" text:style-name="Internet_20_link" text:visited-style-name="Visited_20_Internet_20_Link">http</text:a><text:a xlink:type="simple" xlink:href="http://www.fge.com.pl/2015/06/dubbing-piatego-sezonu.html" text:style-name="Internet_20_link" text:visited-style-name="Visited_20_Internet_20_Link">://</text:a><text:a xlink:type="simple" xlink:href="http://www.fge.com.pl/2015/06/dubbing-piatego-sezonu.html" text:style-name="Internet_20_link" text:visited-style-name="Visited_20_Internet_20_Link">www</text:a><text:a xlink:type="simple" xlink:href="http://www.fge.com.pl/2015/06/dubbing-piatego-sezonu.html" text:style-name="Internet_20_link" text:visited-style-name="Visited_20_Internet_20_Link">.</text:a><text:a xlink:type="simple" xlink:href="http://www.fge.com.pl/2015/06/dubbing-piatego-sezonu.html" text:style-name="Internet_20_link" text:visited-style-name="Visited_20_Internet_20_Link">fge</text:a><text:a xlink:type="simple" xlink:href="http://www.fge.com.pl/2015/06/dubbing-piatego-sezonu.html" text:style-name="Internet_20_link" text:visited-style-name="Visited_20_Internet_20_Link">.</text:a><text:a xlink:type="simple" xlink:href="http://www.fge.com.pl/2015/06/dubbing-piatego-sezonu.html" text:style-name="Internet_20_link" text:visited-style-name="Visited_20_Internet_20_Link">com</text:a><text:a xlink:type="simple" xlink:href="http://www.fge.com.pl/2015/06/dubbing-piatego-sezonu.html" text:style-name="Internet_20_link" text:visited-style-name="Visited_20_Internet_20_Link">.</text:a><text:a xlink:type="simple" xlink:href="http://www.fge.com.pl/2015/06/dubbing-piatego-sezonu.html" text:style-name="Internet_20_link" text:visited-style-name="Visited_20_Internet_20_Link">pl</text:a><text:a xlink:type="simple" xlink:href="http://www.fge.com.pl/2015/06/dubbing-piatego-sezonu.html" text:style-name="Internet_20_link" text:visited-style-name="Visited_20_Internet_20_Link">/2015/06/</text:a><text:a xlink:type="simple" xlink:href="http://www.fge.com.pl/2015/06/dubbing-piatego-sezonu.html" text:style-name="Internet_20_link" text:visited-style-name="Visited_20_Internet_20_Link">dubbing</text:a><text:a xlink:type="simple" xlink:href="http://www.fge.com.pl/2015/06/dubbing-piatego-sezonu.html" text:style-name="Internet_20_link" text:visited-style-name="Visited_20_Internet_20_Link">-</text:a><text:a xlink:type="simple" xlink:href="http://www.fge.com.pl/2015/06/dubbing-piatego-sezonu.html" text:style-name="Internet_20_link" text:visited-style-name="Visited_20_Internet_20_Link">piatego</text:a><text:a xlink:type="simple" xlink:href="http://www.fge.com.pl/2015/06/dubbing-piatego-sezonu.html" text:style-name="Internet_20_link" text:visited-style-name="Visited_20_Internet_20_Link">-</text:a><text:a xlink:type="simple" xlink:href="http://www.fge.com.pl/2015/06/dubbing-piatego-sezonu.html" text:style-name="Internet_20_link" text:visited-style-name="Visited_20_Internet_20_Link">sezonu</text:a><text:a xlink:type="simple" xlink:href="http://www.fge.com.pl/2015/06/dubbing-piatego-sezonu.html" text:style-name="Internet_20_link" text:visited-style-name="Visited_20_Internet_20_Link">.</text:a><text:a xlink:type="simple" xlink:href="http://www.fge.com.pl/2015/06/dubbing-piatego-sezonu.html" text:style-name="Internet_20_link" text:visited-style-name="Visited_20_Internet_20_Link">html</text:a></text:p>
      <text:p text:style-name="P1">Informacje o dubbingu sezonu piątego</text:p>
      <text:p text:style-name="P1"><text:soft-page-break/>Nareszcie! Polski wydawca MLP ujawnił już jakiś czas temu listę aktorów głosowych pojawiających się w sezonie piątym. Po krótkim przestudiowaniu możemy zauważyć parę zmian – głos zmienia się chociażby Gildzie i Braeburnowi. Więcej informacji w odnośniku.</text:p>
      <text:p text:style-name="P1"/>
      <text:p text:style-name="P1"><text:a xlink:type="simple" xlink:href="http://www.equestriadaily.com/2015/06/meghan-mccarthy-is-now-head-of.html" text:style-name="Internet_20_link" text:visited-style-name="Visited_20_Internet_20_Link">http</text:a><text:a xlink:type="simple" xlink:href="http://www.equestriadaily.com/2015/06/meghan-mccarthy-is-now-head-of.html" text:style-name="Internet_20_link" text:visited-style-name="Visited_20_Internet_20_Link">://</text:a><text:a xlink:type="simple" xlink:href="http://www.equestriadaily.com/2015/06/meghan-mccarthy-is-now-head-of.html" text:style-name="Internet_20_link" text:visited-style-name="Visited_20_Internet_20_Link">www</text:a><text:a xlink:type="simple" xlink:href="http://www.equestriadaily.com/2015/06/meghan-mccarthy-is-now-head-of.html" text:style-name="Internet_20_link" text:visited-style-name="Visited_20_Internet_20_Link">.</text:a><text:a xlink:type="simple" xlink:href="http://www.equestriadaily.com/2015/06/meghan-mccarthy-is-now-head-of.html" text:style-name="Internet_20_link" text:visited-style-name="Visited_20_Internet_20_Link">equestriadaily</text:a><text:a xlink:type="simple" xlink:href="http://www.equestriadaily.com/2015/06/meghan-mccarthy-is-now-head-of.html" text:style-name="Internet_20_link" text:visited-style-name="Visited_20_Internet_20_Link">.</text:a><text:a xlink:type="simple" xlink:href="http://www.equestriadaily.com/2015/06/meghan-mccarthy-is-now-head-of.html" text:style-name="Internet_20_link" text:visited-style-name="Visited_20_Internet_20_Link">com</text:a><text:a xlink:type="simple" xlink:href="http://www.equestriadaily.com/2015/06/meghan-mccarthy-is-now-head-of.html" text:style-name="Internet_20_link" text:visited-style-name="Visited_20_Internet_20_Link">/2015/06/</text:a><text:a xlink:type="simple" xlink:href="http://www.equestriadaily.com/2015/06/meghan-mccarthy-is-now-head-of.html" text:style-name="Internet_20_link" text:visited-style-name="Visited_20_Internet_20_Link">meghan</text:a><text:a xlink:type="simple" xlink:href="http://www.equestriadaily.com/2015/06/meghan-mccarthy-is-now-head-of.html" text:style-name="Internet_20_link" text:visited-style-name="Visited_20_Internet_20_Link">-</text:a><text:a xlink:type="simple" xlink:href="http://www.equestriadaily.com/2015/06/meghan-mccarthy-is-now-head-of.html" text:style-name="Internet_20_link" text:visited-style-name="Visited_20_Internet_20_Link">mccarthy</text:a><text:a xlink:type="simple" xlink:href="http://www.equestriadaily.com/2015/06/meghan-mccarthy-is-now-head-of.html" text:style-name="Internet_20_link" text:visited-style-name="Visited_20_Internet_20_Link">-</text:a><text:a xlink:type="simple" xlink:href="http://www.equestriadaily.com/2015/06/meghan-mccarthy-is-now-head-of.html" text:style-name="Internet_20_link" text:visited-style-name="Visited_20_Internet_20_Link">is</text:a><text:a xlink:type="simple" xlink:href="http://www.equestriadaily.com/2015/06/meghan-mccarthy-is-now-head-of.html" text:style-name="Internet_20_link" text:visited-style-name="Visited_20_Internet_20_Link">-</text:a><text:a xlink:type="simple" xlink:href="http://www.equestriadaily.com/2015/06/meghan-mccarthy-is-now-head-of.html" text:style-name="Internet_20_link" text:visited-style-name="Visited_20_Internet_20_Link">now</text:a><text:a xlink:type="simple" xlink:href="http://www.equestriadaily.com/2015/06/meghan-mccarthy-is-now-head-of.html" text:style-name="Internet_20_link" text:visited-style-name="Visited_20_Internet_20_Link">-</text:a><text:a xlink:type="simple" xlink:href="http://www.equestriadaily.com/2015/06/meghan-mccarthy-is-now-head-of.html" text:style-name="Internet_20_link" text:visited-style-name="Visited_20_Internet_20_Link">head</text:a><text:a xlink:type="simple" xlink:href="http://www.equestriadaily.com/2015/06/meghan-mccarthy-is-now-head-of.html" text:style-name="Internet_20_link" text:visited-style-name="Visited_20_Internet_20_Link">-</text:a><text:a xlink:type="simple" xlink:href="http://www.equestriadaily.com/2015/06/meghan-mccarthy-is-now-head-of.html" text:style-name="Internet_20_link" text:visited-style-name="Visited_20_Internet_20_Link">of</text:a><text:a xlink:type="simple" xlink:href="http://www.equestriadaily.com/2015/06/meghan-mccarthy-is-now-head-of.html" text:style-name="Internet_20_link" text:visited-style-name="Visited_20_Internet_20_Link">.</text:a><text:a xlink:type="simple" xlink:href="http://www.equestriadaily.com/2015/06/meghan-mccarthy-is-now-head-of.html" text:style-name="Internet_20_link" text:visited-style-name="Visited_20_Internet_20_Link">html</text:a></text:p>
      <text:p text:style-name="P1">Meghan McCarthy przejmuje dowodzenie</text:p>
      <text:p text:style-name="P1">Ta decyzja nie powinna nikogo dziwić – Hasbro mianowało panią Meghan McCarthy głównodowodzącą w branży dziewczęcej. Co to oznacza? Któż to wie. Mamy tylko nadzieję, że nowa szefowa niczego nie zepsuje, a być może wprowadzi jakieś świeże pomysły.</text:p>
      <text:p text:style-name="P1"/>
      <text:p text:style-name="P1"><text:a xlink:type="simple" xlink:href="http://www.equestriadaily.com/2015/06/equestria-girls-app-hits-ios-store.html" text:style-name="Internet_20_link" text:visited-style-name="Visited_20_Internet_20_Link">http</text:a><text:a xlink:type="simple" xlink:href="http://www.equestriadaily.com/2015/06/equestria-girls-app-hits-ios-store.html" text:style-name="Internet_20_link" text:visited-style-name="Visited_20_Internet_20_Link">://</text:a><text:a xlink:type="simple" xlink:href="http://www.equestriadaily.com/2015/06/equestria-girls-app-hits-ios-store.html" text:style-name="Internet_20_link" text:visited-style-name="Visited_20_Internet_20_Link">www</text:a><text:a xlink:type="simple" xlink:href="http://www.equestriadaily.com/2015/06/equestria-girls-app-hits-ios-store.html" text:style-name="Internet_20_link" text:visited-style-name="Visited_20_Internet_20_Link">.</text:a><text:a xlink:type="simple" xlink:href="http://www.equestriadaily.com/2015/06/equestria-girls-app-hits-ios-store.html" text:style-name="Internet_20_link" text:visited-style-name="Visited_20_Internet_20_Link">equestriadaily</text:a><text:a xlink:type="simple" xlink:href="http://www.equestriadaily.com/2015/06/equestria-girls-app-hits-ios-store.html" text:style-name="Internet_20_link" text:visited-style-name="Visited_20_Internet_20_Link">.</text:a><text:a xlink:type="simple" xlink:href="http://www.equestriadaily.com/2015/06/equestria-girls-app-hits-ios-store.html" text:style-name="Internet_20_link" text:visited-style-name="Visited_20_Internet_20_Link">com</text:a><text:a xlink:type="simple" xlink:href="http://www.equestriadaily.com/2015/06/equestria-girls-app-hits-ios-store.html" text:style-name="Internet_20_link" text:visited-style-name="Visited_20_Internet_20_Link">/2015/06/</text:a><text:a xlink:type="simple" xlink:href="http://www.equestriadaily.com/2015/06/equestria-girls-app-hits-ios-store.html" text:style-name="Internet_20_link" text:visited-style-name="Visited_20_Internet_20_Link">equestria</text:a><text:a xlink:type="simple" xlink:href="http://www.equestriadaily.com/2015/06/equestria-girls-app-hits-ios-store.html" text:style-name="Internet_20_link" text:visited-style-name="Visited_20_Internet_20_Link">-</text:a><text:a xlink:type="simple" xlink:href="http://www.equestriadaily.com/2015/06/equestria-girls-app-hits-ios-store.html" text:style-name="Internet_20_link" text:visited-style-name="Visited_20_Internet_20_Link">girls</text:a><text:a xlink:type="simple" xlink:href="http://www.equestriadaily.com/2015/06/equestria-girls-app-hits-ios-store.html" text:style-name="Internet_20_link" text:visited-style-name="Visited_20_Internet_20_Link">-</text:a><text:a xlink:type="simple" xlink:href="http://www.equestriadaily.com/2015/06/equestria-girls-app-hits-ios-store.html" text:style-name="Internet_20_link" text:visited-style-name="Visited_20_Internet_20_Link">app</text:a><text:a xlink:type="simple" xlink:href="http://www.equestriadaily.com/2015/06/equestria-girls-app-hits-ios-store.html" text:style-name="Internet_20_link" text:visited-style-name="Visited_20_Internet_20_Link">-</text:a><text:a xlink:type="simple" xlink:href="http://www.equestriadaily.com/2015/06/equestria-girls-app-hits-ios-store.html" text:style-name="Internet_20_link" text:visited-style-name="Visited_20_Internet_20_Link">hits</text:a><text:a xlink:type="simple" xlink:href="http://www.equestriadaily.com/2015/06/equestria-girls-app-hits-ios-store.html" text:style-name="Internet_20_link" text:visited-style-name="Visited_20_Internet_20_Link">-</text:a><text:a xlink:type="simple" xlink:href="http://www.equestriadaily.com/2015/06/equestria-girls-app-hits-ios-store.html" text:style-name="Internet_20_link" text:visited-style-name="Visited_20_Internet_20_Link">ios</text:a><text:a xlink:type="simple" xlink:href="http://www.equestriadaily.com/2015/06/equestria-girls-app-hits-ios-store.html" text:style-name="Internet_20_link" text:visited-style-name="Visited_20_Internet_20_Link">-</text:a><text:a xlink:type="simple" xlink:href="http://www.equestriadaily.com/2015/06/equestria-girls-app-hits-ios-store.html" text:style-name="Internet_20_link" text:visited-style-name="Visited_20_Internet_20_Link">store</text:a><text:a xlink:type="simple" xlink:href="http://www.equestriadaily.com/2015/06/equestria-girls-app-hits-ios-store.html" text:style-name="Internet_20_link" text:visited-style-name="Visited_20_Internet_20_Link">.</text:a><text:a xlink:type="simple" xlink:href="http://www.equestriadaily.com/2015/06/equestria-girls-app-hits-ios-store.html" text:style-name="Internet_20_link" text:visited-style-name="Visited_20_Internet_20_Link">html</text:a></text:p>
      <text:p text:style-name="P1">Gra Equestria Girls na iOSy</text:p>
      <text:p text:style-name="P1">Krótko mówiąc – Hasbro wydało niedawno grę mobilną na urządzenia Apple. Pozwala ona zeskanować prawdziwe lalki z serii i modyfikować je w grze. Rozwiązanie może i innowacyjne, ale kiedy patrzę na te modele, to aż się krzywię. Zabierzcie to ode mnie!</text:p>
      <text:p text:style-name="P1"/>
      <text:p text:style-name="P1"><text:a xlink:type="simple" xlink:href="http://www.fge.com.pl/2015/06/my-little-witcher-3-wild-herd.html" text:style-name="Internet_20_link" text:visited-style-name="Visited_20_Internet_20_Link">http</text:a><text:a xlink:type="simple" xlink:href="http://www.fge.com.pl/2015/06/my-little-witcher-3-wild-herd.html" text:style-name="Internet_20_link" text:visited-style-name="Visited_20_Internet_20_Link">://</text:a><text:a xlink:type="simple" xlink:href="http://www.fge.com.pl/2015/06/my-little-witcher-3-wild-herd.html" text:style-name="Internet_20_link" text:visited-style-name="Visited_20_Internet_20_Link">www</text:a><text:a xlink:type="simple" xlink:href="http://www.fge.com.pl/2015/06/my-little-witcher-3-wild-herd.html" text:style-name="Internet_20_link" text:visited-style-name="Visited_20_Internet_20_Link">.</text:a><text:a xlink:type="simple" xlink:href="http://www.fge.com.pl/2015/06/my-little-witcher-3-wild-herd.html" text:style-name="Internet_20_link" text:visited-style-name="Visited_20_Internet_20_Link">fge</text:a><text:a xlink:type="simple" xlink:href="http://www.fge.com.pl/2015/06/my-little-witcher-3-wild-herd.html" text:style-name="Internet_20_link" text:visited-style-name="Visited_20_Internet_20_Link">.</text:a><text:a xlink:type="simple" xlink:href="http://www.fge.com.pl/2015/06/my-little-witcher-3-wild-herd.html" text:style-name="Internet_20_link" text:visited-style-name="Visited_20_Internet_20_Link">com</text:a><text:a xlink:type="simple" xlink:href="http://www.fge.com.pl/2015/06/my-little-witcher-3-wild-herd.html" text:style-name="Internet_20_link" text:visited-style-name="Visited_20_Internet_20_Link">.</text:a><text:a xlink:type="simple" xlink:href="http://www.fge.com.pl/2015/06/my-little-witcher-3-wild-herd.html" text:style-name="Internet_20_link" text:visited-style-name="Visited_20_Internet_20_Link">pl</text:a><text:a xlink:type="simple" xlink:href="http://www.fge.com.pl/2015/06/my-little-witcher-3-wild-herd.html" text:style-name="Internet_20_link" text:visited-style-name="Visited_20_Internet_20_Link">/2015/06/</text:a><text:a xlink:type="simple" xlink:href="http://www.fge.com.pl/2015/06/my-little-witcher-3-wild-herd.html" text:style-name="Internet_20_link" text:visited-style-name="Visited_20_Internet_20_Link">my</text:a><text:a xlink:type="simple" xlink:href="http://www.fge.com.pl/2015/06/my-little-witcher-3-wild-herd.html" text:style-name="Internet_20_link" text:visited-style-name="Visited_20_Internet_20_Link">-</text:a><text:a xlink:type="simple" xlink:href="http://www.fge.com.pl/2015/06/my-little-witcher-3-wild-herd.html" text:style-name="Internet_20_link" text:visited-style-name="Visited_20_Internet_20_Link">little</text:a><text:a xlink:type="simple" xlink:href="http://www.fge.com.pl/2015/06/my-little-witcher-3-wild-herd.html" text:style-name="Internet_20_link" text:visited-style-name="Visited_20_Internet_20_Link">-</text:a><text:a xlink:type="simple" xlink:href="http://www.fge.com.pl/2015/06/my-little-witcher-3-wild-herd.html" text:style-name="Internet_20_link" text:visited-style-name="Visited_20_Internet_20_Link">witcher</text:a><text:a xlink:type="simple" xlink:href="http://www.fge.com.pl/2015/06/my-little-witcher-3-wild-herd.html" text:style-name="Internet_20_link" text:visited-style-name="Visited_20_Internet_20_Link">-3-</text:a><text:a xlink:type="simple" xlink:href="http://www.fge.com.pl/2015/06/my-little-witcher-3-wild-herd.html" text:style-name="Internet_20_link" text:visited-style-name="Visited_20_Internet_20_Link">wild</text:a><text:a xlink:type="simple" xlink:href="http://www.fge.com.pl/2015/06/my-little-witcher-3-wild-herd.html" text:style-name="Internet_20_link" text:visited-style-name="Visited_20_Internet_20_Link">-</text:a><text:a xlink:type="simple" xlink:href="http://www.fge.com.pl/2015/06/my-little-witcher-3-wild-herd.html" text:style-name="Internet_20_link" text:visited-style-name="Visited_20_Internet_20_Link">herd</text:a><text:a xlink:type="simple" xlink:href="http://www.fge.com.pl/2015/06/my-little-witcher-3-wild-herd.html" text:style-name="Internet_20_link" text:visited-style-name="Visited_20_Internet_20_Link">.</text:a><text:a xlink:type="simple" xlink:href="http://www.fge.com.pl/2015/06/my-little-witcher-3-wild-herd.html" text:style-name="Internet_20_link" text:visited-style-name="Visited_20_Internet_20_Link">html</text:a></text:p>
      <text:p text:style-name="P1">Skucykowany trailer do Wiedźmina 3</text:p>
      <text:p text:style-name="P1">Ktoś był na tyle dobry, a jednocześnie kreatywny, by skucykować trailer do jednej z najbardziej znanych polskich rzeczy ostatnich lat. Wbrew pozorom wyszło całkiem nieźle! Wprawdzie parę scen nie pasuje, ale niektóre wyglądają wręcz świetnie – a czego innego można by się spodziewać od bajki dla dzieci? Serdecznie zapraszam do obejrzenia.</text:p>
      <text:p text:style-name="P6"/>
      <text:p text:style-name="P9"><text:bookmark text:name="docs-internal-guid-d47eec09-4478-f7fa-eb0c-7138d836ba5a"/><text:a xlink:type="simple" xlink:href="http://theovermare.com/blog/2015/05/bounty-quest-contest" text:style-name="Internet_20_link" text:visited-style-name="Visited_20_Internet_20_Link"><text:span text:style-name="T2">http://theovermare.com/blog/2015/05/bounty-quest-contest</text:span></text:a><text:span text:style-name="T3"> </text:span></text:p>
      <text:p text:style-name="P8">Konkurs od The Overmare Studios</text:p>
      <text:p text:style-name="P8">Ekipa tworząca samodzielną grę Fallout: Equestria ogłosiła niedawno kolejny konkurs. Tym razem idzie o stworzenie własnego, oryginalnego questa w oparciu o „bounty hunting”. Nagrodą może być nie tylko pojawienie się zadania w skończonej grze, a także możliwość udziału w podcaście razem z twórcami! Szczegóły w linku powyżej.</text:p>
      <text:p text:style-name="Text_20_body"><text:line-break/></text:p>
      <text:p text:style-name="P1"/>
      <text:p text:style-name="P1"><text:a xlink:type="simple" xlink:href="http://www.equestriadaily.com/2015/06/my-little-pony-facebook-teases-san.html" text:style-name="Internet_20_link" text:visited-style-name="Visited_20_Internet_20_Link">http</text:a><text:a xlink:type="simple" xlink:href="http://www.equestriadaily.com/2015/06/my-little-pony-facebook-teases-san.html" text:style-name="Internet_20_link" text:visited-style-name="Visited_20_Internet_20_Link">://</text:a><text:a xlink:type="simple" xlink:href="http://www.equestriadaily.com/2015/06/my-little-pony-facebook-teases-san.html" text:style-name="Internet_20_link" text:visited-style-name="Visited_20_Internet_20_Link">www</text:a><text:a xlink:type="simple" xlink:href="http://www.equestriadaily.com/2015/06/my-little-pony-facebook-teases-san.html" text:style-name="Internet_20_link" text:visited-style-name="Visited_20_Internet_20_Link">.</text:a><text:a xlink:type="simple" xlink:href="http://www.equestriadaily.com/2015/06/my-little-pony-facebook-teases-san.html" text:style-name="Internet_20_link" text:visited-style-name="Visited_20_Internet_20_Link">equestriadaily</text:a><text:a xlink:type="simple" xlink:href="http://www.equestriadaily.com/2015/06/my-little-pony-facebook-teases-san.html" text:style-name="Internet_20_link" text:visited-style-name="Visited_20_Internet_20_Link">.</text:a><text:a xlink:type="simple" xlink:href="http://www.equestriadaily.com/2015/06/my-little-pony-facebook-teases-san.html" text:style-name="Internet_20_link" text:visited-style-name="Visited_20_Internet_20_Link">com</text:a><text:a xlink:type="simple" xlink:href="http://www.equestriadaily.com/2015/06/my-little-pony-facebook-teases-san.html" text:style-name="Internet_20_link" text:visited-style-name="Visited_20_Internet_20_Link">/2015/06/</text:a><text:a xlink:type="simple" xlink:href="http://www.equestriadaily.com/2015/06/my-little-pony-facebook-teases-san.html" text:style-name="Internet_20_link" text:visited-style-name="Visited_20_Internet_20_Link">my</text:a><text:a xlink:type="simple" xlink:href="http://www.equestriadaily.com/2015/06/my-little-pony-facebook-teases-san.html" text:style-name="Internet_20_link" text:visited-style-name="Visited_20_Internet_20_Link">-</text:a><text:a xlink:type="simple" xlink:href="http://www.equestriadaily.com/2015/06/my-little-pony-facebook-teases-san.html" text:style-name="Internet_20_link" text:visited-style-name="Visited_20_Internet_20_Link">little</text:a><text:a xlink:type="simple" xlink:href="http://www.equestriadaily.com/2015/06/my-little-pony-facebook-teases-san.html" text:style-name="Internet_20_link" text:visited-style-name="Visited_20_Internet_20_Link">-</text:a><text:a xlink:type="simple" xlink:href="http://www.equestriadaily.com/2015/06/my-little-pony-facebook-teases-san.html" text:style-name="Internet_20_link" text:visited-style-name="Visited_20_Internet_20_Link">pony</text:a><text:a xlink:type="simple" xlink:href="http://www.equestriadaily.com/2015/06/my-little-pony-facebook-teases-san.html" text:style-name="Internet_20_link" text:visited-style-name="Visited_20_Internet_20_Link">-</text:a><text:a xlink:type="simple" xlink:href="http://www.equestriadaily.com/2015/06/my-little-pony-facebook-teases-san.html" text:style-name="Internet_20_link" text:visited-style-name="Visited_20_Internet_20_Link">facebook</text:a><text:a xlink:type="simple" xlink:href="http://www.equestriadaily.com/2015/06/my-little-pony-facebook-teases-san.html" text:style-name="Internet_20_link" text:visited-style-name="Visited_20_Internet_20_Link">-</text:a><text:a xlink:type="simple" xlink:href="http://www.equestriadaily.com/2015/06/my-little-pony-facebook-teases-san.html" text:style-name="Internet_20_link" text:visited-style-name="Visited_20_Internet_20_Link">teases</text:a><text:a xlink:type="simple" xlink:href="http://www.equestriadaily.com/2015/06/my-little-pony-facebook-teases-san.html" text:style-name="Internet_20_link" text:visited-style-name="Visited_20_Internet_20_Link">-</text:a><text:a xlink:type="simple" xlink:href="http://www.equestriadaily.com/2015/06/my-little-pony-facebook-teases-san.html" text:style-name="Internet_20_link" text:visited-style-name="Visited_20_Internet_20_Link">san</text:a><text:a xlink:type="simple" xlink:href="http://www.equestriadaily.com/2015/06/my-little-pony-facebook-teases-san.html" text:style-name="Internet_20_link" text:visited-style-name="Visited_20_Internet_20_Link">.</text:a><text:a xlink:type="simple" xlink:href="http://www.equestriadaily.com/2015/06/my-little-pony-facebook-teases-san.html" text:style-name="Internet_20_link" text:visited-style-name="Visited_20_Internet_20_Link">html</text:a></text:p>
      <text:p text:style-name="P1"/>
      <text:p text:style-name="P1"><text:a xlink:type="simple" xlink:href="http://www.fge.com.pl/2015/06/niedzielne-aktualnosci-cci-no-word.html" text:style-name="Internet_20_link" text:visited-style-name="Visited_20_Internet_20_Link">http</text:a><text:a xlink:type="simple" xlink:href="http://www.fge.com.pl/2015/06/niedzielne-aktualnosci-cci-no-word.html" text:style-name="Internet_20_link" text:visited-style-name="Visited_20_Internet_20_Link">://</text:a><text:a xlink:type="simple" xlink:href="http://www.fge.com.pl/2015/06/niedzielne-aktualnosci-cci-no-word.html" text:style-name="Internet_20_link" text:visited-style-name="Visited_20_Internet_20_Link">www</text:a><text:a xlink:type="simple" xlink:href="http://www.fge.com.pl/2015/06/niedzielne-aktualnosci-cci-no-word.html" text:style-name="Internet_20_link" text:visited-style-name="Visited_20_Internet_20_Link">.</text:a><text:a xlink:type="simple" xlink:href="http://www.fge.com.pl/2015/06/niedzielne-aktualnosci-cci-no-word.html" text:style-name="Internet_20_link" text:visited-style-name="Visited_20_Internet_20_Link">fge</text:a><text:a xlink:type="simple" xlink:href="http://www.fge.com.pl/2015/06/niedzielne-aktualnosci-cci-no-word.html" text:style-name="Internet_20_link" text:visited-style-name="Visited_20_Internet_20_Link">.</text:a><text:a xlink:type="simple" xlink:href="http://www.fge.com.pl/2015/06/niedzielne-aktualnosci-cci-no-word.html" text:style-name="Internet_20_link" text:visited-style-name="Visited_20_Internet_20_Link">com</text:a><text:a xlink:type="simple" xlink:href="http://www.fge.com.pl/2015/06/niedzielne-aktualnosci-cci-no-word.html" text:style-name="Internet_20_link" text:visited-style-name="Visited_20_Internet_20_Link">.</text:a><text:a xlink:type="simple" xlink:href="http://www.fge.com.pl/2015/06/niedzielne-aktualnosci-cci-no-word.html" text:style-name="Internet_20_link" text:visited-style-name="Visited_20_Internet_20_Link">pl</text:a><text:a xlink:type="simple" xlink:href="http://www.fge.com.pl/2015/06/niedzielne-aktualnosci-cci-no-word.html" text:style-name="Internet_20_link" text:visited-style-name="Visited_20_Internet_20_Link">/2015/06/</text:a><text:a xlink:type="simple" xlink:href="http://www.fge.com.pl/2015/06/niedzielne-aktualnosci-cci-no-word.html" text:style-name="Internet_20_link" text:visited-style-name="Visited_20_Internet_20_Link">niedzielne</text:a><text:a xlink:type="simple" xlink:href="http://www.fge.com.pl/2015/06/niedzielne-aktualnosci-cci-no-word.html" text:style-name="Internet_20_link" text:visited-style-name="Visited_20_Internet_20_Link">-</text:a><text:a xlink:type="simple" xlink:href="http://www.fge.com.pl/2015/06/niedzielne-aktualnosci-cci-no-word.html" text:style-name="Internet_20_link" text:visited-style-name="Visited_20_Internet_20_Link">aktualnosci</text:a><text:a xlink:type="simple" xlink:href="http://www.fge.com.pl/2015/06/niedzielne-aktualnosci-cci-no-word.html" text:style-name="Internet_20_link" text:visited-style-name="Visited_20_Internet_20_Link">-</text:a><text:a xlink:type="simple" xlink:href="http://www.fge.com.pl/2015/06/niedzielne-aktualnosci-cci-no-word.html" text:style-name="Internet_20_link" text:visited-style-name="Visited_20_Internet_20_Link">cci</text:a><text:a xlink:type="simple" xlink:href="http://www.fge.com.pl/2015/06/niedzielne-aktualnosci-cci-no-word.html" text:style-name="Internet_20_link" text:visited-style-name="Visited_20_Internet_20_Link">-</text:a><text:a xlink:type="simple" xlink:href="http://www.fge.com.pl/2015/06/niedzielne-aktualnosci-cci-no-word.html" text:style-name="Internet_20_link" text:visited-style-name="Visited_20_Internet_20_Link">no</text:a><text:a xlink:type="simple" xlink:href="http://www.fge.com.pl/2015/06/niedzielne-aktualnosci-cci-no-word.html" text:style-name="Internet_20_link" text:visited-style-name="Visited_20_Internet_20_Link">-</text:a><text:a xlink:type="simple" xlink:href="http://www.fge.com.pl/2015/06/niedzielne-aktualnosci-cci-no-word.html" text:style-name="Internet_20_link" text:visited-style-name="Visited_20_Internet_20_Link">word</text:a><text:a xlink:type="simple" xlink:href="http://www.fge.com.pl/2015/06/niedzielne-aktualnosci-cci-no-word.html" text:style-name="Internet_20_link" text:visited-style-name="Visited_20_Internet_20_Link">.</text:a><text:a xlink:type="simple" xlink:href="http://www.fge.com.pl/2015/06/niedzielne-aktualnosci-cci-no-word.html" text:style-name="Internet_20_link" text:visited-style-name="Visited_20_Internet_20_Link">html</text:a> (gra Mario)</text:p>
      <text:p text:style-name="P1"/>
      <text:p text:style-name="P1"><text:a xlink:type="simple" xlink:href="http://www.fge.com.pl/2015/06/magazyn-moj-kucyk-pony-nr-715.html" text:style-name="Internet_20_link" text:visited-style-name="Visited_20_Internet_20_Link">http</text:a><text:a xlink:type="simple" xlink:href="http://www.fge.com.pl/2015/06/magazyn-moj-kucyk-pony-nr-715.html" text:style-name="Internet_20_link" text:visited-style-name="Visited_20_Internet_20_Link">://</text:a><text:a xlink:type="simple" xlink:href="http://www.fge.com.pl/2015/06/magazyn-moj-kucyk-pony-nr-715.html" text:style-name="Internet_20_link" text:visited-style-name="Visited_20_Internet_20_Link">www</text:a><text:a xlink:type="simple" xlink:href="http://www.fge.com.pl/2015/06/magazyn-moj-kucyk-pony-nr-715.html" text:style-name="Internet_20_link" text:visited-style-name="Visited_20_Internet_20_Link">.</text:a><text:a xlink:type="simple" xlink:href="http://www.fge.com.pl/2015/06/magazyn-moj-kucyk-pony-nr-715.html" text:style-name="Internet_20_link" text:visited-style-name="Visited_20_Internet_20_Link">fge</text:a><text:a xlink:type="simple" xlink:href="http://www.fge.com.pl/2015/06/magazyn-moj-kucyk-pony-nr-715.html" text:style-name="Internet_20_link" text:visited-style-name="Visited_20_Internet_20_Link">.</text:a><text:a xlink:type="simple" xlink:href="http://www.fge.com.pl/2015/06/magazyn-moj-kucyk-pony-nr-715.html" text:style-name="Internet_20_link" text:visited-style-name="Visited_20_Internet_20_Link">com</text:a><text:a xlink:type="simple" xlink:href="http://www.fge.com.pl/2015/06/magazyn-moj-kucyk-pony-nr-715.html" text:style-name="Internet_20_link" text:visited-style-name="Visited_20_Internet_20_Link">.</text:a><text:a xlink:type="simple" xlink:href="http://www.fge.com.pl/2015/06/magazyn-moj-kucyk-pony-nr-715.html" text:style-name="Internet_20_link" text:visited-style-name="Visited_20_Internet_20_Link">pl</text:a><text:a xlink:type="simple" xlink:href="http://www.fge.com.pl/2015/06/magazyn-moj-kucyk-pony-nr-715.html" text:style-name="Internet_20_link" text:visited-style-name="Visited_20_Internet_20_Link">/2015/06/</text:a><text:a xlink:type="simple" xlink:href="http://www.fge.com.pl/2015/06/magazyn-moj-kucyk-pony-nr-715.html" text:style-name="Internet_20_link" text:visited-style-name="Visited_20_Internet_20_Link">magazyn</text:a><text:a xlink:type="simple" xlink:href="http://www.fge.com.pl/2015/06/magazyn-moj-kucyk-pony-nr-715.html" text:style-name="Internet_20_link" text:visited-style-name="Visited_20_Internet_20_Link">-</text:a><text:a xlink:type="simple" xlink:href="http://www.fge.com.pl/2015/06/magazyn-moj-kucyk-pony-nr-715.html" text:style-name="Internet_20_link" text:visited-style-name="Visited_20_Internet_20_Link">moj</text:a><text:a xlink:type="simple" xlink:href="http://www.fge.com.pl/2015/06/magazyn-moj-kucyk-pony-nr-715.html" text:style-name="Internet_20_link" text:visited-style-name="Visited_20_Internet_20_Link">-</text:a><text:a xlink:type="simple" xlink:href="http://www.fge.com.pl/2015/06/magazyn-moj-kucyk-pony-nr-715.html" text:style-name="Internet_20_link" text:visited-style-name="Visited_20_Internet_20_Link">kucyk</text:a><text:a xlink:type="simple" xlink:href="http://www.fge.com.pl/2015/06/magazyn-moj-kucyk-pony-nr-715.html" text:style-name="Internet_20_link" text:visited-style-name="Visited_20_Internet_20_Link">-</text:a><text:a xlink:type="simple" xlink:href="http://www.fge.com.pl/2015/06/magazyn-moj-kucyk-pony-nr-715.html" text:style-name="Internet_20_link" text:visited-style-name="Visited_20_Internet_20_Link">pony</text:a><text:a xlink:type="simple" xlink:href="http://www.fge.com.pl/2015/06/magazyn-moj-kucyk-pony-nr-715.html" text:style-name="Internet_20_link" text:visited-style-name="Visited_20_Internet_20_Link">-</text:a><text:a xlink:type="simple" xlink:href="http://www.fge.com.pl/2015/06/magazyn-moj-kucyk-pony-nr-715.html" text:style-name="Internet_20_link" text:visited-style-name="Visited_20_Internet_20_Link">nr</text:a><text:a xlink:type="simple" xlink:href="http://www.fge.com.pl/2015/06/magazyn-moj-kucyk-pony-nr-715.html" text:style-name="Internet_20_link" text:visited-style-name="Visited_20_Internet_20_Link">-715.</text:a><text:a xlink:type="simple" xlink:href="http://www.fge.com.pl/2015/06/magazyn-moj-kucyk-pony-nr-715.html" text:style-name="Internet_20_link" text:visited-style-name="Visited_20_Internet_20_Link">html</text:a></text:p>
      <text:p text:style-name="P1"><text:s/></text:p>
      <text:p text:style-name="P1"><text:a xlink:type="simple" xlink:href="http://www.fge.com.pl/2015/06/dj-pon-3-presents-my-little-pony.html" text:style-name="Internet_20_link" text:visited-style-name="Visited_20_Internet_20_Link">http</text:a><text:a xlink:type="simple" xlink:href="http://www.fge.com.pl/2015/06/dj-pon-3-presents-my-little-pony.html" text:style-name="Internet_20_link" text:visited-style-name="Visited_20_Internet_20_Link">://</text:a><text:a xlink:type="simple" xlink:href="http://www.fge.com.pl/2015/06/dj-pon-3-presents-my-little-pony.html" text:style-name="Internet_20_link" text:visited-style-name="Visited_20_Internet_20_Link">www</text:a><text:a xlink:type="simple" xlink:href="http://www.fge.com.pl/2015/06/dj-pon-3-presents-my-little-pony.html" text:style-name="Internet_20_link" text:visited-style-name="Visited_20_Internet_20_Link">.</text:a><text:a xlink:type="simple" xlink:href="http://www.fge.com.pl/2015/06/dj-pon-3-presents-my-little-pony.html" text:style-name="Internet_20_link" text:visited-style-name="Visited_20_Internet_20_Link">fge</text:a><text:a xlink:type="simple" xlink:href="http://www.fge.com.pl/2015/06/dj-pon-3-presents-my-little-pony.html" text:style-name="Internet_20_link" text:visited-style-name="Visited_20_Internet_20_Link">.</text:a><text:a xlink:type="simple" xlink:href="http://www.fge.com.pl/2015/06/dj-pon-3-presents-my-little-pony.html" text:style-name="Internet_20_link" text:visited-style-name="Visited_20_Internet_20_Link">com</text:a><text:a xlink:type="simple" xlink:href="http://www.fge.com.pl/2015/06/dj-pon-3-presents-my-little-pony.html" text:style-name="Internet_20_link" text:visited-style-name="Visited_20_Internet_20_Link">.</text:a><text:a xlink:type="simple" xlink:href="http://www.fge.com.pl/2015/06/dj-pon-3-presents-my-little-pony.html" text:style-name="Internet_20_link" text:visited-style-name="Visited_20_Internet_20_Link">pl</text:a><text:a xlink:type="simple" xlink:href="http://www.fge.com.pl/2015/06/dj-pon-3-presents-my-little-pony.html" text:style-name="Internet_20_link" text:visited-style-name="Visited_20_Internet_20_Link">/2015/06/</text:a><text:a xlink:type="simple" xlink:href="http://www.fge.com.pl/2015/06/dj-pon-3-presents-my-little-pony.html" text:style-name="Internet_20_link" text:visited-style-name="Visited_20_Internet_20_Link">dj</text:a><text:a xlink:type="simple" xlink:href="http://www.fge.com.pl/2015/06/dj-pon-3-presents-my-little-pony.html" text:style-name="Internet_20_link" text:visited-style-name="Visited_20_Internet_20_Link">-</text:a><text:a xlink:type="simple" xlink:href="http://www.fge.com.pl/2015/06/dj-pon-3-presents-my-little-pony.html" text:style-name="Internet_20_link" text:visited-style-name="Visited_20_Internet_20_Link">pon</text:a><text:a xlink:type="simple" xlink:href="http://www.fge.com.pl/2015/06/dj-pon-3-presents-my-little-pony.html" text:style-name="Internet_20_link" text:visited-style-name="Visited_20_Internet_20_Link">-3-</text:a><text:a xlink:type="simple" xlink:href="http://www.fge.com.pl/2015/06/dj-pon-3-presents-my-little-pony.html" text:style-name="Internet_20_link" text:visited-style-name="Visited_20_Internet_20_Link">presents</text:a><text:a xlink:type="simple" xlink:href="http://www.fge.com.pl/2015/06/dj-pon-3-presents-my-little-pony.html" text:style-name="Internet_20_link" text:visited-style-name="Visited_20_Internet_20_Link">-</text:a><text:a xlink:type="simple" xlink:href="http://www.fge.com.pl/2015/06/dj-pon-3-presents-my-little-pony.html" text:style-name="Internet_20_link" text:visited-style-name="Visited_20_Internet_20_Link">my</text:a><text:a xlink:type="simple" xlink:href="http://www.fge.com.pl/2015/06/dj-pon-3-presents-my-little-pony.html" text:style-name="Internet_20_link" text:visited-style-name="Visited_20_Internet_20_Link">-</text:a><text:a xlink:type="simple" xlink:href="http://www.fge.com.pl/2015/06/dj-pon-3-presents-my-little-pony.html" text:style-name="Internet_20_link" text:visited-style-name="Visited_20_Internet_20_Link">little</text:a><text:a xlink:type="simple" xlink:href="http://www.fge.com.pl/2015/06/dj-pon-3-presents-my-little-pony.html" text:style-name="Internet_20_link" text:visited-style-name="Visited_20_Internet_20_Link">-</text:a><text:a xlink:type="simple" xlink:href="http://www.fge.com.pl/2015/06/dj-pon-3-presents-my-little-pony.html" text:style-name="Internet_20_link" text:visited-style-name="Visited_20_Internet_20_Link">pony</text:a><text:a xlink:type="simple" xlink:href="http://www.fge.com.pl/2015/06/dj-pon-3-presents-my-little-pony.html" text:style-name="Internet_20_link" text:visited-style-name="Visited_20_Internet_20_Link">.</text:a><text:a xlink:type="simple" xlink:href="http://www.fge.com.pl/2015/06/dj-pon-3-presents-my-little-pony.html" text:style-name="Internet_20_link" text:visited-style-name="Visited_20_Internet_20_Link">html</text:a></text:p>
      <text:p text:style-name="P1"/>
      <text:list xml:id="list611738999783245244" text:style-name="LS1">
        <text:list-item>
          <text:p text:style-name="P4"><text:a xlink:type="simple" xlink:href="http://www.equestriadaily.com/2015/06/possible-mlp-movie-poster-revealed.html" text:style-name="Internet_20_link" text:visited-style-name="Visited_20_Internet_20_Link">http</text:a><text:a xlink:type="simple" xlink:href="http://www.equestriadaily.com/2015/06/possible-mlp-movie-poster-revealed.html" text:style-name="Internet_20_link" text:visited-style-name="Visited_20_Internet_20_Link">://</text:a><text:a xlink:type="simple" xlink:href="http://www.equestriadaily.com/2015/06/possible-mlp-movie-poster-revealed.html" text:style-name="Internet_20_link" text:visited-style-name="Visited_20_Internet_20_Link">www</text:a><text:a xlink:type="simple" xlink:href="http://www.equestriadaily.com/2015/06/possible-mlp-movie-poster-revealed.html" text:style-name="Internet_20_link" text:visited-style-name="Visited_20_Internet_20_Link">.</text:a><text:a xlink:type="simple" xlink:href="http://www.equestriadaily.com/2015/06/possible-mlp-movie-poster-revealed.html" text:style-name="Internet_20_link" text:visited-style-name="Visited_20_Internet_20_Link">equestriadaily</text:a><text:a xlink:type="simple" xlink:href="http://www.equestriadaily.com/2015/06/possible-mlp-movie-poster-revealed.html" text:style-name="Internet_20_link" text:visited-style-name="Visited_20_Internet_20_Link">.</text:a><text:a xlink:type="simple" xlink:href="http://www.equestriadaily.com/2015/06/possible-mlp-movie-poster-revealed.html" text:style-name="Internet_20_link" text:visited-style-name="Visited_20_Internet_20_Link">com</text:a><text:a xlink:type="simple" xlink:href="http://www.equestriadaily.com/2015/06/possible-mlp-movie-poster-revealed.html" text:style-name="Internet_20_link" text:visited-style-name="Visited_20_Internet_20_Link">/2015/06/</text:a><text:a xlink:type="simple" xlink:href="http://www.equestriadaily.com/2015/06/possible-mlp-movie-poster-revealed.html" text:style-name="Internet_20_link" text:visited-style-name="Visited_20_Internet_20_Link">possible</text:a><text:a xlink:type="simple" xlink:href="http://www.equestriadaily.com/2015/06/possible-mlp-movie-poster-revealed.html" text:style-name="Internet_20_link" text:visited-style-name="Visited_20_Internet_20_Link">-</text:a><text:a xlink:type="simple" xlink:href="http://www.equestriadaily.com/2015/06/possible-mlp-movie-poster-revealed.html" text:style-name="Internet_20_link" text:visited-style-name="Visited_20_Internet_20_Link">mlp</text:a><text:a xlink:type="simple" xlink:href="http://www.equestriadaily.com/2015/06/possible-mlp-movie-poster-revealed.html" text:style-name="Internet_20_link" text:visited-style-name="Visited_20_Internet_20_Link">-</text:a><text:a xlink:type="simple" xlink:href="http://www.equestriadaily.com/2015/06/possible-mlp-movie-poster-revealed.html" text:style-name="Internet_20_link" text:visited-style-name="Visited_20_Internet_20_Link">movie</text:a><text:a xlink:type="simple" xlink:href="http://www.equestriadaily.com/2015/06/possible-mlp-movie-poster-revealed.html" text:style-name="Internet_20_link" text:visited-style-name="Visited_20_Internet_20_Link">-</text:a><text:a xlink:type="simple" xlink:href="http://www.equestriadaily.com/2015/06/possible-mlp-movie-poster-revealed.html" text:style-name="Internet_20_link" text:visited-style-name="Visited_20_Internet_20_Link">poster</text:a><text:a xlink:type="simple" xlink:href="http://www.equestriadaily.com/2015/06/possible-mlp-movie-poster-revealed.html" text:style-name="Internet_20_link" text:visited-style-name="Visited_20_Internet_20_Link">-</text:a><text:a xlink:type="simple" xlink:href="http://www.equestriadaily.com/2015/06/possible-mlp-movie-poster-revealed.html" text:style-name="Internet_20_link" text:visited-style-name="Visited_20_Internet_20_Link">revealed</text:a><text:a xlink:type="simple" xlink:href="http://www.equestriadaily.com/2015/06/possible-mlp-movie-poster-revealed.html" text:style-name="Internet_20_link" text:visited-style-name="Visited_20_Internet_20_Link">.</text:a><text:a xlink:type="simple" xlink:href="http://www.equestriadaily.com/2015/06/possible-mlp-movie-poster-revealed.html" text:style-name="Internet_20_link" text:visited-style-name="Visited_20_Internet_20_Link">html</text:a></text:p>
        </text:list-item>
      </text:list>
      <text:list xml:id="list7001449876921894751" text:style-name="LS2">
        <text:list-item>
          <text:p text:style-name="P5"><text:a xlink:type="simple" xlink:href="http://www.fge.com.pl/2015/06/prawda-czy-fasz.html" text:style-name="Internet_20_link" text:visited-style-name="Visited_20_Internet_20_Link">http</text:a><text:a xlink:type="simple" xlink:href="http://www.fge.com.pl/2015/06/prawda-czy-fasz.html" text:style-name="Internet_20_link" text:visited-style-name="Visited_20_Internet_20_Link">://</text:a><text:a xlink:type="simple" xlink:href="http://www.fge.com.pl/2015/06/prawda-czy-fasz.html" text:style-name="Internet_20_link" text:visited-style-name="Visited_20_Internet_20_Link">www</text:a><text:a xlink:type="simple" xlink:href="http://www.fge.com.pl/2015/06/prawda-czy-fasz.html" text:style-name="Internet_20_link" text:visited-style-name="Visited_20_Internet_20_Link">.</text:a><text:a xlink:type="simple" xlink:href="http://www.fge.com.pl/2015/06/prawda-czy-fasz.html" text:style-name="Internet_20_link" text:visited-style-name="Visited_20_Internet_20_Link">fge</text:a><text:a xlink:type="simple" xlink:href="http://www.fge.com.pl/2015/06/prawda-czy-fasz.html" text:style-name="Internet_20_link" text:visited-style-name="Visited_20_Internet_20_Link">.</text:a><text:a xlink:type="simple" xlink:href="http://www.fge.com.pl/2015/06/prawda-czy-fasz.html" text:style-name="Internet_20_link" text:visited-style-name="Visited_20_Internet_20_Link">com</text:a><text:a xlink:type="simple" xlink:href="http://www.fge.com.pl/2015/06/prawda-czy-fasz.html" text:style-name="Internet_20_link" text:visited-style-name="Visited_20_Internet_20_Link">.</text:a><text:a xlink:type="simple" xlink:href="http://www.fge.com.pl/2015/06/prawda-czy-fasz.html" text:style-name="Internet_20_link" text:visited-style-name="Visited_20_Internet_20_Link">pl</text:a><text:a xlink:type="simple" xlink:href="http://www.fge.com.pl/2015/06/prawda-czy-fasz.html" text:style-name="Internet_20_link" text:visited-style-name="Visited_20_Internet_20_Link">/2015/06/</text:a><text:a xlink:type="simple" xlink:href="http://www.fge.com.pl/2015/06/prawda-czy-fasz.html" text:style-name="Internet_20_link" text:visited-style-name="Visited_20_Internet_20_Link">prawda</text:a><text:a xlink:type="simple" xlink:href="http://www.fge.com.pl/2015/06/prawda-czy-fasz.html" text:style-name="Internet_20_link" text:visited-style-name="Visited_20_Internet_20_Link">-</text:a><text:a xlink:type="simple" xlink:href="http://www.fge.com.pl/2015/06/prawda-czy-fasz.html" text:style-name="Internet_20_link" text:visited-style-name="Visited_20_Internet_20_Link">czy</text:a><text:a xlink:type="simple" xlink:href="http://www.fge.com.pl/2015/06/prawda-czy-fasz.html" text:style-name="Internet_20_link" text:visited-style-name="Visited_20_Internet_20_Link">-</text:a><text:a xlink:type="simple" xlink:href="http://www.fge.com.pl/2015/06/prawda-czy-fasz.html" text:style-name="Internet_20_link" text:visited-style-name="Visited_20_Internet_20_Link">fasz</text:a><text:a xlink:type="simple" xlink:href="http://www.fge.com.pl/2015/06/prawda-czy-fasz.html" text:style-name="Internet_20_link" text:visited-style-name="Visited_20_Internet_20_Link">.</text:a><text:a xlink:type="simple" xlink:href="http://www.fge.com.pl/2015/06/prawda-czy-fasz.html" text:style-name="Internet_20_link" text:visited-style-name="Visited_20_Internet_20_Link">html</text:a></text:p>
        </text:list-item>
      </text:list>
      <text:p text:style-name="P1"/>
      <text:p text:style-name="P1"><text:a xlink:type="simple" xlink:href="http://www.equestriadaily.com/2015/06/buck-2016-tickets-now-on-sale.html" text:style-name="Internet_20_link" text:visited-style-name="Visited_20_Internet_20_Link">http</text:a><text:a xlink:type="simple" xlink:href="http://www.equestriadaily.com/2015/06/buck-2016-tickets-now-on-sale.html" text:style-name="Internet_20_link" text:visited-style-name="Visited_20_Internet_20_Link">://</text:a><text:a xlink:type="simple" xlink:href="http://www.equestriadaily.com/2015/06/buck-2016-tickets-now-on-sale.html" text:style-name="Internet_20_link" text:visited-style-name="Visited_20_Internet_20_Link">www</text:a><text:a xlink:type="simple" xlink:href="http://www.equestriadaily.com/2015/06/buck-2016-tickets-now-on-sale.html" text:style-name="Internet_20_link" text:visited-style-name="Visited_20_Internet_20_Link">.</text:a><text:a xlink:type="simple" xlink:href="http://www.equestriadaily.com/2015/06/buck-2016-tickets-now-on-sale.html" text:style-name="Internet_20_link" text:visited-style-name="Visited_20_Internet_20_Link">equestriadaily</text:a><text:a xlink:type="simple" xlink:href="http://www.equestriadaily.com/2015/06/buck-2016-tickets-now-on-sale.html" text:style-name="Internet_20_link" text:visited-style-name="Visited_20_Internet_20_Link">.</text:a><text:a xlink:type="simple" xlink:href="http://www.equestriadaily.com/2015/06/buck-2016-tickets-now-on-sale.html" text:style-name="Internet_20_link" text:visited-style-name="Visited_20_Internet_20_Link">com</text:a><text:a xlink:type="simple" xlink:href="http://www.equestriadaily.com/2015/06/buck-2016-tickets-now-on-sale.html" text:style-name="Internet_20_link" text:visited-style-name="Visited_20_Internet_20_Link">/2015/06/</text:a><text:a xlink:type="simple" xlink:href="http://www.equestriadaily.com/2015/06/buck-2016-tickets-now-on-sale.html" text:style-name="Internet_20_link" text:visited-style-name="Visited_20_Internet_20_Link">buck</text:a><text:a xlink:type="simple" xlink:href="http://www.equestriadaily.com/2015/06/buck-2016-tickets-now-on-sale.html" text:style-name="Internet_20_link" text:visited-style-name="Visited_20_Internet_20_Link">-2016-</text:a><text:a xlink:type="simple" xlink:href="http://www.equestriadaily.com/2015/06/buck-2016-tickets-now-on-sale.html" text:style-name="Internet_20_link" text:visited-style-name="Visited_20_Internet_20_Link">tickets</text:a><text:a xlink:type="simple" xlink:href="http://www.equestriadaily.com/2015/06/buck-2016-tickets-now-on-sale.html" text:style-name="Internet_20_link" text:visited-style-name="Visited_20_Internet_20_Link">-</text:a><text:a xlink:type="simple" xlink:href="http://www.equestriadaily.com/2015/06/buck-2016-tickets-now-on-sale.html" text:style-name="Internet_20_link" text:visited-style-name="Visited_20_Internet_20_Link">now</text:a><text:a xlink:type="simple" xlink:href="http://www.equestriadaily.com/2015/06/buck-2016-tickets-now-on-sale.html" text:style-name="Internet_20_link" text:visited-style-name="Visited_20_Internet_20_Link">-</text:a><text:a xlink:type="simple" xlink:href="http://www.equestriadaily.com/2015/06/buck-2016-tickets-now-on-sale.html" text:style-name="Internet_20_link" text:visited-style-name="Visited_20_Internet_20_Link">on</text:a><text:a xlink:type="simple" xlink:href="http://www.equestriadaily.com/2015/06/buck-2016-tickets-now-on-sale.html" text:style-name="Internet_20_link" text:visited-style-name="Visited_20_Internet_20_Link">-</text:a><text:a xlink:type="simple" xlink:href="http://www.equestriadaily.com/2015/06/buck-2016-tickets-now-on-sale.html" text:style-name="Internet_20_link" text:visited-style-name="Visited_20_Internet_20_Link">sale</text:a><text:a xlink:type="simple" xlink:href="http://www.equestriadaily.com/2015/06/buck-2016-tickets-now-on-sale.html" text:style-name="Internet_20_link" text:visited-style-name="Visited_20_Internet_20_Link">.</text:a><text:a xlink:type="simple" xlink:href="http://www.equestriadaily.com/2015/06/buck-2016-tickets-now-on-sale.html" text:style-name="Internet_20_link" text:visited-style-name="Visited_20_Internet_20_Link">html</text:a></text:p>
      <text:p text:style-name="P1"/>
      <text:p text:style-name="P1"><text:soft-page-break/><text:a xlink:type="simple" xlink:href="http://www.fge.com.pl/2015/06/niedzielne-aktualnosci-cciii-tumblr.html#more" text:style-name="Internet_20_link" text:visited-style-name="Visited_20_Internet_20_Link">http</text:a><text:a xlink:type="simple" xlink:href="http://www.fge.com.pl/2015/06/niedzielne-aktualnosci-cciii-tumblr.html#more" text:style-name="Internet_20_link" text:visited-style-name="Visited_20_Internet_20_Link">://</text:a><text:a xlink:type="simple" xlink:href="http://www.fge.com.pl/2015/06/niedzielne-aktualnosci-cciii-tumblr.html#more" text:style-name="Internet_20_link" text:visited-style-name="Visited_20_Internet_20_Link">www</text:a><text:a xlink:type="simple" xlink:href="http://www.fge.com.pl/2015/06/niedzielne-aktualnosci-cciii-tumblr.html#more" text:style-name="Internet_20_link" text:visited-style-name="Visited_20_Internet_20_Link">.</text:a><text:a xlink:type="simple" xlink:href="http://www.fge.com.pl/2015/06/niedzielne-aktualnosci-cciii-tumblr.html#more" text:style-name="Internet_20_link" text:visited-style-name="Visited_20_Internet_20_Link">fge</text:a><text:a xlink:type="simple" xlink:href="http://www.fge.com.pl/2015/06/niedzielne-aktualnosci-cciii-tumblr.html#more" text:style-name="Internet_20_link" text:visited-style-name="Visited_20_Internet_20_Link">.</text:a><text:a xlink:type="simple" xlink:href="http://www.fge.com.pl/2015/06/niedzielne-aktualnosci-cciii-tumblr.html#more" text:style-name="Internet_20_link" text:visited-style-name="Visited_20_Internet_20_Link">com</text:a><text:a xlink:type="simple" xlink:href="http://www.fge.com.pl/2015/06/niedzielne-aktualnosci-cciii-tumblr.html#more" text:style-name="Internet_20_link" text:visited-style-name="Visited_20_Internet_20_Link">.</text:a><text:a xlink:type="simple" xlink:href="http://www.fge.com.pl/2015/06/niedzielne-aktualnosci-cciii-tumblr.html#more" text:style-name="Internet_20_link" text:visited-style-name="Visited_20_Internet_20_Link">pl</text:a><text:a xlink:type="simple" xlink:href="http://www.fge.com.pl/2015/06/niedzielne-aktualnosci-cciii-tumblr.html#more" text:style-name="Internet_20_link" text:visited-style-name="Visited_20_Internet_20_Link">/2015/06/</text:a><text:a xlink:type="simple" xlink:href="http://www.fge.com.pl/2015/06/niedzielne-aktualnosci-cciii-tumblr.html#more" text:style-name="Internet_20_link" text:visited-style-name="Visited_20_Internet_20_Link">niedzielne</text:a><text:a xlink:type="simple" xlink:href="http://www.fge.com.pl/2015/06/niedzielne-aktualnosci-cciii-tumblr.html#more" text:style-name="Internet_20_link" text:visited-style-name="Visited_20_Internet_20_Link">-</text:a><text:a xlink:type="simple" xlink:href="http://www.fge.com.pl/2015/06/niedzielne-aktualnosci-cciii-tumblr.html#more" text:style-name="Internet_20_link" text:visited-style-name="Visited_20_Internet_20_Link">aktualnosci</text:a><text:a xlink:type="simple" xlink:href="http://www.fge.com.pl/2015/06/niedzielne-aktualnosci-cciii-tumblr.html#more" text:style-name="Internet_20_link" text:visited-style-name="Visited_20_Internet_20_Link">-</text:a><text:a xlink:type="simple" xlink:href="http://www.fge.com.pl/2015/06/niedzielne-aktualnosci-cciii-tumblr.html#more" text:style-name="Internet_20_link" text:visited-style-name="Visited_20_Internet_20_Link">cciii</text:a><text:a xlink:type="simple" xlink:href="http://www.fge.com.pl/2015/06/niedzielne-aktualnosci-cciii-tumblr.html#more" text:style-name="Internet_20_link" text:visited-style-name="Visited_20_Internet_20_Link">-</text:a><text:a xlink:type="simple" xlink:href="http://www.fge.com.pl/2015/06/niedzielne-aktualnosci-cciii-tumblr.html#more" text:style-name="Internet_20_link" text:visited-style-name="Visited_20_Internet_20_Link">tumblr</text:a><text:a xlink:type="simple" xlink:href="http://www.fge.com.pl/2015/06/niedzielne-aktualnosci-cciii-tumblr.html#more" text:style-name="Internet_20_link" text:visited-style-name="Visited_20_Internet_20_Link">.</text:a><text:a xlink:type="simple" xlink:href="http://www.fge.com.pl/2015/06/niedzielne-aktualnosci-cciii-tumblr.html#more" text:style-name="Internet_20_link" text:visited-style-name="Visited_20_Internet_20_Link">html</text:a><text:a xlink:type="simple" xlink:href="http://www.fge.com.pl/2015/06/niedzielne-aktualnosci-cciii-tumblr.html#more" text:style-name="Internet_20_link" text:visited-style-name="Visited_20_Internet_20_Link">#</text:a><text:a xlink:type="simple" xlink:href="http://www.fge.com.pl/2015/06/niedzielne-aktualnosci-cciii-tumblr.html#more" text:style-name="Internet_20_link" text:visited-style-name="Visited_20_Internet_20_Link">more</text:a> (Guardians of Harmony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title/>
    <meta:initial-creator/>
    <meta:editing-cycles>3</meta:editing-cycles>
    <dc:date>2015-06-30T17:48:39.886000000</dc:date>
    <meta:editing-duration>PT6H5M22S</meta:editing-duration>
    <meta:document-statistic meta:table-count="0" meta:image-count="0" meta:object-count="0" meta:page-count="4" meta:paragraph-count="62" meta:word-count="978" meta:character-count="8184" meta:non-whitespace-character-count="7251"/>
  </office:meta>
</office:document-meta>
</file>